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21315__20998__20301_" style:data-style-name="N49">
      <style:table-cell-properties fo:border="thin solid #000000" style:vertical-align="middle" style:cell-protect="non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8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0" style:family="table-cell" style:parent-style-name="_21315__20998__20301_" style:data-style-name="N49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start" fo:margin-left="0cm"/>
    </style:style>
    <style:style style:name="ce11" style:family="table-cell" style:parent-style-name="_21315__20998__20301_" style:data-style-name="N49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2" style:family="table-cell" style:parent-style-name="_21315__20998__20301_" style:data-style-name="N49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_21315__20998__20301_" style:data-style-name="N49">
      <style:table-cell-properties fo:border-top="thin solid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26166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6483333333333cm"/>
    </style:style>
    <style:style style:name="ro1" style:family="table-row">
      <style:table-row-properties style:row-height="16.2pt" style:use-optimal-row-height="true" fo:break-before="auto"/>
    </style:style>
    <style:style style:name="ro2" style:family="table-row">
      <style:table-row-properties style:row-height="39.45pt" style:use-optimal-row-height="false" fo:break-before="auto"/>
    </style:style>
    <style:style style:name="ro3" style:family="table-row">
      <style:table-row-properties style:row-height="32.4pt" style:use-optimal-row-height="true" fo:break-before="auto"/>
    </style:style>
    <style:style style:name="ro4" style:family="table-row">
      <style:table-row-properties style:row-height="32.4pt" style:use-optimal-row-height="false" fo:break-before="auto"/>
    </style:style>
    <style:style style:name="ro5" style:family="table-row">
      <style:table-row-properties style:row-height="42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8-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7">
            <text:p>臺北市   108<text:span text:style-name="T1"><text:s/>年 1 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5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7" table:style-name="ce6">
            <text:p>9587</text:p>
          </table:table-cell>
          <table:table-cell office:value-type="float" office:value="9569" table:style-name="ce6">
            <text:p>9569</text:p>
          </table:table-cell>
          <table:table-cell office:value-type="float" office:value="1056328" table:style-name="ce6">
            <text:p>1056328</text:p>
          </table:table-cell>
          <table:table-cell office:value-type="float" office:value="2666908" table:style-name="ce6">
            <text:p>2666908</text:p>
          </table:table-cell>
          <table:table-cell office:value-type="float" office:value="1272385" table:style-name="ce6">
            <text:p>1272385</text:p>
          </table:table-cell>
          <table:table-cell office:value-type="float" office:value="1394523" table:style-name="ce6">
            <text:p>139452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5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5" table:style-name="ce6">
            <text:p>765</text:p>
          </table:table-cell>
          <table:table-cell office:value-type="float" office:value="763" table:style-name="ce6">
            <text:p>763</text:p>
          </table:table-cell>
          <table:table-cell office:value-type="float" office:value="81155" table:style-name="ce6">
            <text:p>81155</text:p>
          </table:table-cell>
          <table:table-cell office:value-type="float" office:value="205633" table:style-name="ce6">
            <text:p>205633</text:p>
          </table:table-cell>
          <table:table-cell office:value-type="float" office:value="96357" table:style-name="ce6">
            <text:p>96357</text:p>
          </table:table-cell>
          <table:table-cell office:value-type="float" office:value="109276" table:style-name="ce6">
            <text:p>10927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5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5" table:style-name="ce6">
            <text:p>905</text:p>
          </table:table-cell>
          <table:table-cell office:value-type="float" office:value="904" table:style-name="ce6">
            <text:p>904</text:p>
          </table:table-cell>
          <table:table-cell office:value-type="float" office:value="89553" table:style-name="ce6">
            <text:p>89553</text:p>
          </table:table-cell>
          <table:table-cell office:value-type="float" office:value="223113" table:style-name="ce6">
            <text:p>223113</text:p>
          </table:table-cell>
          <table:table-cell office:value-type="float" office:value="106330" table:style-name="ce6">
            <text:p>106330</text:p>
          </table:table-cell>
          <table:table-cell office:value-type="float" office:value="116783" table:style-name="ce6">
            <text:p>11678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333" table:style-name="ce6">
            <text:p>121333</text:p>
          </table:table-cell>
          <table:table-cell office:value-type="float" office:value="308686" table:style-name="ce6">
            <text:p>308686</text:p>
          </table:table-cell>
          <table:table-cell office:value-type="float" office:value="143905" table:style-name="ce6">
            <text:p>143905</text:p>
          </table:table-cell>
          <table:table-cell office:value-type="float" office:value="164781" table:style-name="ce6">
            <text:p>16478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485" table:style-name="ce6">
            <text:p>100485</text:p>
          </table:table-cell>
          <table:table-cell office:value-type="float" office:value="229309" table:style-name="ce6">
            <text:p>229309</text:p>
          </table:table-cell>
          <table:table-cell office:value-type="float" office:value="106562" table:style-name="ce6">
            <text:p>106562</text:p>
          </table:table-cell>
          <table:table-cell office:value-type="float" office:value="122747" table:style-name="ce6">
            <text:p>12274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5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464" table:style-name="ce6">
            <text:p>65464</text:p>
          </table:table-cell>
          <table:table-cell office:value-type="float" office:value="158903" table:style-name="ce6">
            <text:p>158903</text:p>
          </table:table-cell>
          <table:table-cell office:value-type="float" office:value="75840" table:style-name="ce6">
            <text:p>75840</text:p>
          </table:table-cell>
          <table:table-cell office:value-type="float" office:value="83063" table:style-name="ce6">
            <text:p>8306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2" table:style-name="ce6">
            <text:p>522</text:p>
          </table:table-cell>
          <table:table-cell office:value-type="float" office:value="521" table:style-name="ce6">
            <text:p>521</text:p>
          </table:table-cell>
          <table:table-cell office:value-type="float" office:value="51853" table:style-name="ce6">
            <text:p>51853</text:p>
          </table:table-cell>
          <table:table-cell office:value-type="float" office:value="127651" table:style-name="ce6">
            <text:p>127651</text:p>
          </table:table-cell>
          <table:table-cell office:value-type="float" office:value="62124" table:style-name="ce6">
            <text:p>62124</text:p>
          </table:table-cell>
          <table:table-cell office:value-type="float" office:value="65527" table:style-name="ce6">
            <text:p>6552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3" table:style-name="ce6">
            <text:p>723</text:p>
          </table:table-cell>
          <table:table-cell office:value-type="float" office:value="723" table:style-name="ce6">
            <text:p>723</text:p>
          </table:table-cell>
          <table:table-cell office:value-type="float" office:value="78768" table:style-name="ce6">
            <text:p>78768</text:p>
          </table:table-cell>
          <table:table-cell office:value-type="float" office:value="189387" table:style-name="ce6">
            <text:p>189387</text:p>
          </table:table-cell>
          <table:table-cell office:value-type="float" office:value="92825" table:style-name="ce6">
            <text:p>92825</text:p>
          </table:table-cell>
          <table:table-cell office:value-type="float" office:value="96562" table:style-name="ce6">
            <text:p>9656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5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6" table:style-name="ce6">
            <text:p>1006</text:p>
          </table:table-cell>
          <table:table-cell office:value-type="float" office:value="1005" table:style-name="ce6">
            <text:p>1005</text:p>
          </table:table-cell>
          <table:table-cell office:value-type="float" office:value="106712" table:style-name="ce6">
            <text:p>106712</text:p>
          </table:table-cell>
          <table:table-cell office:value-type="float" office:value="273686" table:style-name="ce6">
            <text:p>273686</text:p>
          </table:table-cell>
          <table:table-cell office:value-type="float" office:value="131114" table:style-name="ce6">
            <text:p>131114</text:p>
          </table:table-cell>
          <table:table-cell office:value-type="float" office:value="142572" table:style-name="ce6">
            <text:p>1425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391" table:style-name="ce6">
            <text:p>47391</text:p>
          </table:table-cell>
          <table:table-cell office:value-type="float" office:value="121576" table:style-name="ce6">
            <text:p>121576</text:p>
          </table:table-cell>
          <table:table-cell office:value-type="float" office:value="59392" table:style-name="ce6">
            <text:p>59392</text:p>
          </table:table-cell>
          <table:table-cell office:value-type="float" office:value="62184" table:style-name="ce6">
            <text:p>6218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5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08" table:style-name="ce6">
            <text:p>908</text:p>
          </table:table-cell>
          <table:table-cell office:value-type="float" office:value="906" table:style-name="ce6">
            <text:p>906</text:p>
          </table:table-cell>
          <table:table-cell office:value-type="float" office:value="108732" table:style-name="ce6">
            <text:p>108732</text:p>
          </table:table-cell>
          <table:table-cell office:value-type="float" office:value="287442" table:style-name="ce6">
            <text:p>287442</text:p>
          </table:table-cell>
          <table:table-cell office:value-type="float" office:value="137196" table:style-name="ce6">
            <text:p>137196</text:p>
          </table:table-cell>
          <table:table-cell office:value-type="float" office:value="150246" table:style-name="ce6">
            <text:p>15024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7515" table:style-name="ce6">
            <text:p>107515</text:p>
          </table:table-cell>
          <table:table-cell office:value-type="float" office:value="286339" table:style-name="ce6">
            <text:p>286339</text:p>
          </table:table-cell>
          <table:table-cell office:value-type="float" office:value="137965" table:style-name="ce6">
            <text:p>137965</text:p>
          </table:table-cell>
          <table:table-cell office:value-type="float" office:value="148374" table:style-name="ce6">
            <text:p>14837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8" table:style-name="ce6">
            <text:p>828</text:p>
          </table:table-cell>
          <table:table-cell office:value-type="float" office:value="826" table:style-name="ce6">
            <text:p>826</text:p>
          </table:table-cell>
          <table:table-cell office:value-type="float" office:value="97367" table:style-name="ce6">
            <text:p>97367</text:p>
          </table:table-cell>
          <table:table-cell office:value-type="float" office:value="255183" table:style-name="ce6">
            <text:p>255183</text:p>
          </table:table-cell>
          <table:table-cell office:value-type="float" office:value="122775" table:style-name="ce6">
            <text:p>122775</text:p>
          </table:table-cell>
          <table:table-cell office:value-type="float" office:value="132408" table:style-name="ce6">
            <text:p>132408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7">
            <text:p>臺北市   108 年 2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9" table:style-name="ce6">
            <text:p>9589</text:p>
          </table:table-cell>
          <table:table-cell office:value-type="float" office:value="9569" table:style-name="ce6">
            <text:p>9569</text:p>
          </table:table-cell>
          <table:table-cell office:value-type="float" office:value="1056439" table:style-name="ce6">
            <text:p>1056439</text:p>
          </table:table-cell>
          <table:table-cell office:value-type="float" office:value="2664983" table:style-name="ce6">
            <text:p>2664983</text:p>
          </table:table-cell>
          <table:table-cell office:value-type="float" office:value="1271327" table:style-name="ce6">
            <text:p>1271327</text:p>
          </table:table-cell>
          <table:table-cell office:value-type="float" office:value="1393656" table:style-name="ce6">
            <text:p>139365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5" table:style-name="ce6">
            <text:p>765</text:p>
          </table:table-cell>
          <table:table-cell office:value-type="float" office:value="763" table:style-name="ce6">
            <text:p>763</text:p>
          </table:table-cell>
          <table:table-cell office:value-type="float" office:value="81217" table:style-name="ce6">
            <text:p>81217</text:p>
          </table:table-cell>
          <table:table-cell office:value-type="float" office:value="205626" table:style-name="ce6">
            <text:p>205626</text:p>
          </table:table-cell>
          <table:table-cell office:value-type="float" office:value="96362" table:style-name="ce6">
            <text:p>96362</text:p>
          </table:table-cell>
          <table:table-cell office:value-type="float" office:value="109264" table:style-name="ce6">
            <text:p>10926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5" table:style-name="ce6">
            <text:p>905</text:p>
          </table:table-cell>
          <table:table-cell office:value-type="float" office:value="904" table:style-name="ce6">
            <text:p>904</text:p>
          </table:table-cell>
          <table:table-cell office:value-type="float" office:value="89483" table:style-name="ce6">
            <text:p>89483</text:p>
          </table:table-cell>
          <table:table-cell office:value-type="float" office:value="222814" table:style-name="ce6">
            <text:p>222814</text:p>
          </table:table-cell>
          <table:table-cell office:value-type="float" office:value="106189" table:style-name="ce6">
            <text:p>106189</text:p>
          </table:table-cell>
          <table:table-cell office:value-type="float" office:value="116625" table:style-name="ce6">
            <text:p>11662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344" table:style-name="ce6">
            <text:p>121344</text:p>
          </table:table-cell>
          <table:table-cell office:value-type="float" office:value="308727" table:style-name="ce6">
            <text:p>308727</text:p>
          </table:table-cell>
          <table:table-cell office:value-type="float" office:value="143896" table:style-name="ce6">
            <text:p>143896</text:p>
          </table:table-cell>
          <table:table-cell office:value-type="float" office:value="164831" table:style-name="ce6">
            <text:p>16483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450" table:style-name="ce6">
            <text:p>100450</text:p>
          </table:table-cell>
          <table:table-cell office:value-type="float" office:value="229088" table:style-name="ce6">
            <text:p>229088</text:p>
          </table:table-cell>
          <table:table-cell office:value-type="float" office:value="106426" table:style-name="ce6">
            <text:p>106426</text:p>
          </table:table-cell>
          <table:table-cell office:value-type="float" office:value="122662" table:style-name="ce6">
            <text:p>12266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475" table:style-name="ce6">
            <text:p>65475</text:p>
          </table:table-cell>
          <table:table-cell office:value-type="float" office:value="158814" table:style-name="ce6">
            <text:p>158814</text:p>
          </table:table-cell>
          <table:table-cell office:value-type="float" office:value="75791" table:style-name="ce6">
            <text:p>75791</text:p>
          </table:table-cell>
          <table:table-cell office:value-type="float" office:value="83023" table:style-name="ce6">
            <text:p>8302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2" table:style-name="ce6">
            <text:p>522</text:p>
          </table:table-cell>
          <table:table-cell office:value-type="float" office:value="521" table:style-name="ce6">
            <text:p>521</text:p>
          </table:table-cell>
          <table:table-cell office:value-type="float" office:value="51881" table:style-name="ce6">
            <text:p>51881</text:p>
          </table:table-cell>
          <table:table-cell office:value-type="float" office:value="127559" table:style-name="ce6">
            <text:p>127559</text:p>
          </table:table-cell>
          <table:table-cell office:value-type="float" office:value="62056" table:style-name="ce6">
            <text:p>62056</text:p>
          </table:table-cell>
          <table:table-cell office:value-type="float" office:value="65503" table:style-name="ce6">
            <text:p>6550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3" table:style-name="ce6">
            <text:p>723</text:p>
          </table:table-cell>
          <table:table-cell office:value-type="float" office:value="78764" table:style-name="ce6">
            <text:p>78764</text:p>
          </table:table-cell>
          <table:table-cell office:value-type="float" office:value="189052" table:style-name="ce6">
            <text:p>189052</text:p>
          </table:table-cell>
          <table:table-cell office:value-type="float" office:value="92662" table:style-name="ce6">
            <text:p>92662</text:p>
          </table:table-cell>
          <table:table-cell office:value-type="float" office:value="96390" table:style-name="ce6">
            <text:p>963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6" table:style-name="ce6">
            <text:p>1006</text:p>
          </table:table-cell>
          <table:table-cell office:value-type="float" office:value="1005" table:style-name="ce6">
            <text:p>1005</text:p>
          </table:table-cell>
          <table:table-cell office:value-type="float" office:value="106781" table:style-name="ce6">
            <text:p>106781</text:p>
          </table:table-cell>
          <table:table-cell office:value-type="float" office:value="273605" table:style-name="ce6">
            <text:p>273605</text:p>
          </table:table-cell>
          <table:table-cell office:value-type="float" office:value="131073" table:style-name="ce6">
            <text:p>131073</text:p>
          </table:table-cell>
          <table:table-cell office:value-type="float" office:value="142532" table:style-name="ce6">
            <text:p>14253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371" table:style-name="ce6">
            <text:p>47371</text:p>
          </table:table-cell>
          <table:table-cell office:value-type="float" office:value="121379" table:style-name="ce6">
            <text:p>121379</text:p>
          </table:table-cell>
          <table:table-cell office:value-type="float" office:value="59289" table:style-name="ce6">
            <text:p>59289</text:p>
          </table:table-cell>
          <table:table-cell office:value-type="float" office:value="62090" table:style-name="ce6">
            <text:p>6209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08" table:style-name="ce6">
            <text:p>908</text:p>
          </table:table-cell>
          <table:table-cell office:value-type="float" office:value="906" table:style-name="ce6">
            <text:p>906</text:p>
          </table:table-cell>
          <table:table-cell office:value-type="float" office:value="108783" table:style-name="ce6">
            <text:p>108783</text:p>
          </table:table-cell>
          <table:table-cell office:value-type="float" office:value="287331" table:style-name="ce6">
            <text:p>287331</text:p>
          </table:table-cell>
          <table:table-cell office:value-type="float" office:value="137101" table:style-name="ce6">
            <text:p>137101</text:p>
          </table:table-cell>
          <table:table-cell office:value-type="float" office:value="150230" table:style-name="ce6">
            <text:p>15023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7486" table:style-name="ce6">
            <text:p>107486</text:p>
          </table:table-cell>
          <table:table-cell office:value-type="float" office:value="285931" table:style-name="ce6">
            <text:p>285931</text:p>
          </table:table-cell>
          <table:table-cell office:value-type="float" office:value="137743" table:style-name="ce6">
            <text:p>137743</text:p>
          </table:table-cell>
          <table:table-cell office:value-type="float" office:value="148188" table:style-name="ce6">
            <text:p>14818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8" table:style-name="ce6">
            <text:p>828</text:p>
          </table:table-cell>
          <table:table-cell office:value-type="float" office:value="826" table:style-name="ce6">
            <text:p>826</text:p>
          </table:table-cell>
          <table:table-cell office:value-type="float" office:value="97404" table:style-name="ce6">
            <text:p>97404</text:p>
          </table:table-cell>
          <table:table-cell office:value-type="float" office:value="255057" table:style-name="ce6">
            <text:p>255057</text:p>
          </table:table-cell>
          <table:table-cell office:value-type="float" office:value="122739" table:style-name="ce6">
            <text:p>122739</text:p>
          </table:table-cell>
          <table:table-cell office:value-type="float" office:value="132318" table:style-name="ce6">
            <text:p>132318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3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7">
            <text:p>臺北市   108 年 3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9" table:style-name="ce6">
            <text:p>9589</text:p>
          </table:table-cell>
          <table:table-cell office:value-type="float" office:value="9569" table:style-name="ce6">
            <text:p>9569</text:p>
          </table:table-cell>
          <table:table-cell office:value-type="float" office:value="1057137" table:style-name="ce6">
            <text:p>1057137</text:p>
          </table:table-cell>
          <table:table-cell office:value-type="float" office:value="2663425" table:style-name="ce6">
            <text:p>2663425</text:p>
          </table:table-cell>
          <table:table-cell office:value-type="float" office:value="1270279" table:style-name="ce6">
            <text:p>1270279</text:p>
          </table:table-cell>
          <table:table-cell office:value-type="float" office:value="1393146" table:style-name="ce6">
            <text:p>139314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5" table:style-name="ce6">
            <text:p>765</text:p>
          </table:table-cell>
          <table:table-cell office:value-type="float" office:value="763" table:style-name="ce6">
            <text:p>763</text:p>
          </table:table-cell>
          <table:table-cell office:value-type="float" office:value="81266" table:style-name="ce6">
            <text:p>81266</text:p>
          </table:table-cell>
          <table:table-cell office:value-type="float" office:value="205588" table:style-name="ce6">
            <text:p>205588</text:p>
          </table:table-cell>
          <table:table-cell office:value-type="float" office:value="96335" table:style-name="ce6">
            <text:p>96335</text:p>
          </table:table-cell>
          <table:table-cell office:value-type="float" office:value="109253" table:style-name="ce6">
            <text:p>10925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5" table:style-name="ce6">
            <text:p>905</text:p>
          </table:table-cell>
          <table:table-cell office:value-type="float" office:value="904" table:style-name="ce6">
            <text:p>904</text:p>
          </table:table-cell>
          <table:table-cell office:value-type="float" office:value="89471" table:style-name="ce6">
            <text:p>89471</text:p>
          </table:table-cell>
          <table:table-cell office:value-type="float" office:value="222629" table:style-name="ce6">
            <text:p>222629</text:p>
          </table:table-cell>
          <table:table-cell office:value-type="float" office:value="106063" table:style-name="ce6">
            <text:p>106063</text:p>
          </table:table-cell>
          <table:table-cell office:value-type="float" office:value="116566" table:style-name="ce6">
            <text:p>11656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459" table:style-name="ce6">
            <text:p>121459</text:p>
          </table:table-cell>
          <table:table-cell office:value-type="float" office:value="308720" table:style-name="ce6">
            <text:p>308720</text:p>
          </table:table-cell>
          <table:table-cell office:value-type="float" office:value="143861" table:style-name="ce6">
            <text:p>143861</text:p>
          </table:table-cell>
          <table:table-cell office:value-type="float" office:value="164859" table:style-name="ce6">
            <text:p>16485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456" table:style-name="ce6">
            <text:p>100456</text:p>
          </table:table-cell>
          <table:table-cell office:value-type="float" office:value="228831" table:style-name="ce6">
            <text:p>228831</text:p>
          </table:table-cell>
          <table:table-cell office:value-type="float" office:value="106270" table:style-name="ce6">
            <text:p>106270</text:p>
          </table:table-cell>
          <table:table-cell office:value-type="float" office:value="122561" table:style-name="ce6">
            <text:p>12256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537" table:style-name="ce6">
            <text:p>65537</text:p>
          </table:table-cell>
          <table:table-cell office:value-type="float" office:value="158808" table:style-name="ce6">
            <text:p>158808</text:p>
          </table:table-cell>
          <table:table-cell office:value-type="float" office:value="75736" table:style-name="ce6">
            <text:p>75736</text:p>
          </table:table-cell>
          <table:table-cell office:value-type="float" office:value="83072" table:style-name="ce6">
            <text:p>8307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2" table:style-name="ce6">
            <text:p>522</text:p>
          </table:table-cell>
          <table:table-cell office:value-type="float" office:value="521" table:style-name="ce6">
            <text:p>521</text:p>
          </table:table-cell>
          <table:table-cell office:value-type="float" office:value="51931" table:style-name="ce6">
            <text:p>51931</text:p>
          </table:table-cell>
          <table:table-cell office:value-type="float" office:value="127483" table:style-name="ce6">
            <text:p>127483</text:p>
          </table:table-cell>
          <table:table-cell office:value-type="float" office:value="61997" table:style-name="ce6">
            <text:p>61997</text:p>
          </table:table-cell>
          <table:table-cell office:value-type="float" office:value="65486" table:style-name="ce6">
            <text:p>6548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3" table:style-name="ce6">
            <text:p>723</text:p>
          </table:table-cell>
          <table:table-cell office:value-type="float" office:value="78788" table:style-name="ce6">
            <text:p>78788</text:p>
          </table:table-cell>
          <table:table-cell office:value-type="float" office:value="188821" table:style-name="ce6">
            <text:p>188821</text:p>
          </table:table-cell>
          <table:table-cell office:value-type="float" office:value="92525" table:style-name="ce6">
            <text:p>92525</text:p>
          </table:table-cell>
          <table:table-cell office:value-type="float" office:value="96296" table:style-name="ce6">
            <text:p>9629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6" table:style-name="ce6">
            <text:p>1006</text:p>
          </table:table-cell>
          <table:table-cell office:value-type="float" office:value="1005" table:style-name="ce6">
            <text:p>1005</text:p>
          </table:table-cell>
          <table:table-cell office:value-type="float" office:value="106905" table:style-name="ce6">
            <text:p>106905</text:p>
          </table:table-cell>
          <table:table-cell office:value-type="float" office:value="273656" table:style-name="ce6">
            <text:p>273656</text:p>
          </table:table-cell>
          <table:table-cell office:value-type="float" office:value="131063" table:style-name="ce6">
            <text:p>131063</text:p>
          </table:table-cell>
          <table:table-cell office:value-type="float" office:value="142593" table:style-name="ce6">
            <text:p>14259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344" table:style-name="ce6">
            <text:p>47344</text:p>
          </table:table-cell>
          <table:table-cell office:value-type="float" office:value="121134" table:style-name="ce6">
            <text:p>121134</text:p>
          </table:table-cell>
          <table:table-cell office:value-type="float" office:value="59167" table:style-name="ce6">
            <text:p>59167</text:p>
          </table:table-cell>
          <table:table-cell office:value-type="float" office:value="61967" table:style-name="ce6">
            <text:p>6196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08" table:style-name="ce6">
            <text:p>908</text:p>
          </table:table-cell>
          <table:table-cell office:value-type="float" office:value="906" table:style-name="ce6">
            <text:p>906</text:p>
          </table:table-cell>
          <table:table-cell office:value-type="float" office:value="108829" table:style-name="ce6">
            <text:p>108829</text:p>
          </table:table-cell>
          <table:table-cell office:value-type="float" office:value="287153" table:style-name="ce6">
            <text:p>287153</text:p>
          </table:table-cell>
          <table:table-cell office:value-type="float" office:value="137020" table:style-name="ce6">
            <text:p>137020</text:p>
          </table:table-cell>
          <table:table-cell office:value-type="float" office:value="150133" table:style-name="ce6">
            <text:p>15013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7668" table:style-name="ce6">
            <text:p>107668</text:p>
          </table:table-cell>
          <table:table-cell office:value-type="float" office:value="285756" table:style-name="ce6">
            <text:p>285756</text:p>
          </table:table-cell>
          <table:table-cell office:value-type="float" office:value="137638" table:style-name="ce6">
            <text:p>137638</text:p>
          </table:table-cell>
          <table:table-cell office:value-type="float" office:value="148118" table:style-name="ce6">
            <text:p>14811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8" table:style-name="ce6">
            <text:p>828</text:p>
          </table:table-cell>
          <table:table-cell office:value-type="float" office:value="826" table:style-name="ce6">
            <text:p>826</text:p>
          </table:table-cell>
          <table:table-cell office:value-type="float" office:value="97483" table:style-name="ce6">
            <text:p>97483</text:p>
          </table:table-cell>
          <table:table-cell office:value-type="float" office:value="254846" table:style-name="ce6">
            <text:p>254846</text:p>
          </table:table-cell>
          <table:table-cell office:value-type="float" office:value="122604" table:style-name="ce6">
            <text:p>122604</text:p>
          </table:table-cell>
          <table:table-cell office:value-type="float" office:value="132242" table:style-name="ce6">
            <text:p>132242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4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4" table:number-columns-repeated="16375" table:default-cell-style-name="ce1"/>
        <table:table-row table:style-name="ro1">
          <table:table-cell office:value-type="string" table:number-columns-spanned="9" table:number-rows-spanned="1" table:style-name="ce7">
            <text:p>臺北市   108 年 4 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90" table:style-name="ce6">
            <text:p>9590</text:p>
          </table:table-cell>
          <table:table-cell office:value-type="float" office:value="9570" table:style-name="ce6">
            <text:p>9570</text:p>
          </table:table-cell>
          <table:table-cell office:value-type="float" office:value="1057682" table:style-name="ce6">
            <text:p>1057682</text:p>
          </table:table-cell>
          <table:table-cell office:value-type="float" office:value="2661317" table:style-name="ce6">
            <text:p>2661317</text:p>
          </table:table-cell>
          <table:table-cell office:value-type="float" office:value="1269117" table:style-name="ce6">
            <text:p>1269117</text:p>
          </table:table-cell>
          <table:table-cell office:value-type="float" office:value="1392200" table:style-name="ce6">
            <text:p>139220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5" table:style-name="ce6">
            <text:p>765</text:p>
          </table:table-cell>
          <table:table-cell office:value-type="float" office:value="763" table:style-name="ce6">
            <text:p>763</text:p>
          </table:table-cell>
          <table:table-cell office:value-type="float" office:value="81296" table:style-name="ce6">
            <text:p>81296</text:p>
          </table:table-cell>
          <table:table-cell office:value-type="float" office:value="205472" table:style-name="ce6">
            <text:p>205472</text:p>
          </table:table-cell>
          <table:table-cell office:value-type="float" office:value="96278" table:style-name="ce6">
            <text:p>96278</text:p>
          </table:table-cell>
          <table:table-cell office:value-type="float" office:value="109194" table:style-name="ce6">
            <text:p>10919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5" table:style-name="ce6">
            <text:p>905</text:p>
          </table:table-cell>
          <table:table-cell office:value-type="float" office:value="904" table:style-name="ce6">
            <text:p>904</text:p>
          </table:table-cell>
          <table:table-cell office:value-type="float" office:value="89412" table:style-name="ce6">
            <text:p>89412</text:p>
          </table:table-cell>
          <table:table-cell office:value-type="float" office:value="222261" table:style-name="ce6">
            <text:p>222261</text:p>
          </table:table-cell>
          <table:table-cell office:value-type="float" office:value="105868" table:style-name="ce6">
            <text:p>105868</text:p>
          </table:table-cell>
          <table:table-cell office:value-type="float" office:value="116393" table:style-name="ce6">
            <text:p>11639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525" table:style-name="ce6">
            <text:p>121525</text:p>
          </table:table-cell>
          <table:table-cell office:value-type="float" office:value="308743" table:style-name="ce6">
            <text:p>308743</text:p>
          </table:table-cell>
          <table:table-cell office:value-type="float" office:value="143822" table:style-name="ce6">
            <text:p>143822</text:p>
          </table:table-cell>
          <table:table-cell office:value-type="float" office:value="164921" table:style-name="ce6">
            <text:p>1649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499" table:style-name="ce6">
            <text:p>100499</text:p>
          </table:table-cell>
          <table:table-cell office:value-type="float" office:value="228709" table:style-name="ce6">
            <text:p>228709</text:p>
          </table:table-cell>
          <table:table-cell office:value-type="float" office:value="106253" table:style-name="ce6">
            <text:p>106253</text:p>
          </table:table-cell>
          <table:table-cell office:value-type="float" office:value="122456" table:style-name="ce6">
            <text:p>12245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561" table:style-name="ce6">
            <text:p>65561</text:p>
          </table:table-cell>
          <table:table-cell office:value-type="float" office:value="158709" table:style-name="ce6">
            <text:p>158709</text:p>
          </table:table-cell>
          <table:table-cell office:value-type="float" office:value="75672" table:style-name="ce6">
            <text:p>75672</text:p>
          </table:table-cell>
          <table:table-cell office:value-type="float" office:value="83037" table:style-name="ce6">
            <text:p>8303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1" table:style-name="ce6">
            <text:p>521</text:p>
          </table:table-cell>
          <table:table-cell office:value-type="float" office:value="520" table:style-name="ce6">
            <text:p>520</text:p>
          </table:table-cell>
          <table:table-cell office:value-type="float" office:value="51976" table:style-name="ce6">
            <text:p>51976</text:p>
          </table:table-cell>
          <table:table-cell office:value-type="float" office:value="127361" table:style-name="ce6">
            <text:p>127361</text:p>
          </table:table-cell>
          <table:table-cell office:value-type="float" office:value="61909" table:style-name="ce6">
            <text:p>61909</text:p>
          </table:table-cell>
          <table:table-cell office:value-type="float" office:value="65452" table:style-name="ce6">
            <text:p>6545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3" table:style-name="ce6">
            <text:p>723</text:p>
          </table:table-cell>
          <table:table-cell office:value-type="float" office:value="78954" table:style-name="ce6">
            <text:p>78954</text:p>
          </table:table-cell>
          <table:table-cell office:value-type="float" office:value="188609" table:style-name="ce6">
            <text:p>188609</text:p>
          </table:table-cell>
          <table:table-cell office:value-type="float" office:value="92401" table:style-name="ce6">
            <text:p>92401</text:p>
          </table:table-cell>
          <table:table-cell office:value-type="float" office:value="96208" table:style-name="ce6">
            <text:p>9620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6" table:style-name="ce6">
            <text:p>1006</text:p>
          </table:table-cell>
          <table:table-cell office:value-type="float" office:value="1005" table:style-name="ce6">
            <text:p>1005</text:p>
          </table:table-cell>
          <table:table-cell office:value-type="float" office:value="106938" table:style-name="ce6">
            <text:p>106938</text:p>
          </table:table-cell>
          <table:table-cell office:value-type="float" office:value="273396" table:style-name="ce6">
            <text:p>273396</text:p>
          </table:table-cell>
          <table:table-cell office:value-type="float" office:value="130919" table:style-name="ce6">
            <text:p>130919</text:p>
          </table:table-cell>
          <table:table-cell office:value-type="float" office:value="142477" table:style-name="ce6">
            <text:p>14247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358" table:style-name="ce6">
            <text:p>47358</text:p>
          </table:table-cell>
          <table:table-cell office:value-type="float" office:value="121028" table:style-name="ce6">
            <text:p>121028</text:p>
          </table:table-cell>
          <table:table-cell office:value-type="float" office:value="59111" table:style-name="ce6">
            <text:p>59111</text:p>
          </table:table-cell>
          <table:table-cell office:value-type="float" office:value="61917" table:style-name="ce6">
            <text:p>6191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10" table:style-name="ce6">
            <text:p>910</text:p>
          </table:table-cell>
          <table:table-cell office:value-type="float" office:value="908" table:style-name="ce6">
            <text:p>908</text:p>
          </table:table-cell>
          <table:table-cell office:value-type="float" office:value="108875" table:style-name="ce6">
            <text:p>108875</text:p>
          </table:table-cell>
          <table:table-cell office:value-type="float" office:value="286928" table:style-name="ce6">
            <text:p>286928</text:p>
          </table:table-cell>
          <table:table-cell office:value-type="float" office:value="136908" table:style-name="ce6">
            <text:p>136908</text:p>
          </table:table-cell>
          <table:table-cell office:value-type="float" office:value="150020" table:style-name="ce6">
            <text:p>15002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7779" table:style-name="ce6">
            <text:p>107779</text:p>
          </table:table-cell>
          <table:table-cell office:value-type="float" office:value="285498" table:style-name="ce6">
            <text:p>285498</text:p>
          </table:table-cell>
          <table:table-cell office:value-type="float" office:value="137507" table:style-name="ce6">
            <text:p>137507</text:p>
          </table:table-cell>
          <table:table-cell office:value-type="float" office:value="147991" table:style-name="ce6">
            <text:p>14799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8" table:style-name="ce6">
            <text:p>828</text:p>
          </table:table-cell>
          <table:table-cell office:value-type="float" office:value="826" table:style-name="ce6">
            <text:p>826</text:p>
          </table:table-cell>
          <table:table-cell office:value-type="float" office:value="97509" table:style-name="ce6">
            <text:p>97509</text:p>
          </table:table-cell>
          <table:table-cell office:value-type="float" office:value="254603" table:style-name="ce6">
            <text:p>254603</text:p>
          </table:table-cell>
          <table:table-cell office:value-type="float" office:value="122469" table:style-name="ce6">
            <text:p>122469</text:p>
          </table:table-cell>
          <table:table-cell office:value-type="float" office:value="132134" table:style-name="ce6">
            <text:p>132134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5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office:value-type="string" table:number-columns-spanned="9" table:number-rows-spanned="1" table:style-name="ce7">
            <text:p>臺北市   108 年 5<text:span text:style-name="T1"><text:s/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3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9" table:style-name="ce6">
            <text:p>9589</text:p>
          </table:table-cell>
          <table:table-cell office:value-type="float" office:value="9567" table:style-name="ce6">
            <text:p>9567</text:p>
          </table:table-cell>
          <table:table-cell office:value-type="float" office:value="1058272" table:style-name="ce6">
            <text:p>1058272</text:p>
          </table:table-cell>
          <table:table-cell office:value-type="float" office:value="2658615" table:style-name="ce6">
            <text:p>2658615</text:p>
          </table:table-cell>
          <table:table-cell office:value-type="float" office:value="1267542" table:style-name="ce6">
            <text:p>1267542</text:p>
          </table:table-cell>
          <table:table-cell office:value-type="float" office:value="1391073" table:style-name="ce6">
            <text:p>139107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5" table:style-name="ce6">
            <text:p>765</text:p>
          </table:table-cell>
          <table:table-cell office:value-type="float" office:value="763" table:style-name="ce6">
            <text:p>763</text:p>
          </table:table-cell>
          <table:table-cell office:value-type="float" office:value="81347" table:style-name="ce6">
            <text:p>81347</text:p>
          </table:table-cell>
          <table:table-cell office:value-type="float" office:value="205288" table:style-name="ce6">
            <text:p>205288</text:p>
          </table:table-cell>
          <table:table-cell office:value-type="float" office:value="96160" table:style-name="ce6">
            <text:p>96160</text:p>
          </table:table-cell>
          <table:table-cell office:value-type="float" office:value="109128" table:style-name="ce6">
            <text:p>10912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4" table:style-name="ce6">
            <text:p>904</text:p>
          </table:table-cell>
          <table:table-cell office:value-type="float" office:value="903" table:style-name="ce6">
            <text:p>903</text:p>
          </table:table-cell>
          <table:table-cell office:value-type="float" office:value="89472" table:style-name="ce6">
            <text:p>89472</text:p>
          </table:table-cell>
          <table:table-cell office:value-type="float" office:value="221935" table:style-name="ce6">
            <text:p>221935</text:p>
          </table:table-cell>
          <table:table-cell office:value-type="float" office:value="105700" table:style-name="ce6">
            <text:p>105700</text:p>
          </table:table-cell>
          <table:table-cell office:value-type="float" office:value="116235" table:style-name="ce6">
            <text:p>11623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534" table:style-name="ce6">
            <text:p>121534</text:p>
          </table:table-cell>
          <table:table-cell office:value-type="float" office:value="308711" table:style-name="ce6">
            <text:p>308711</text:p>
          </table:table-cell>
          <table:table-cell office:value-type="float" office:value="143763" table:style-name="ce6">
            <text:p>143763</text:p>
          </table:table-cell>
          <table:table-cell office:value-type="float" office:value="164948" table:style-name="ce6">
            <text:p>1649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519" table:style-name="ce6">
            <text:p>100519</text:p>
          </table:table-cell>
          <table:table-cell office:value-type="float" office:value="228418" table:style-name="ce6">
            <text:p>228418</text:p>
          </table:table-cell>
          <table:table-cell office:value-type="float" office:value="106094" table:style-name="ce6">
            <text:p>106094</text:p>
          </table:table-cell>
          <table:table-cell office:value-type="float" office:value="122324" table:style-name="ce6">
            <text:p>12232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597" table:style-name="ce6">
            <text:p>65597</text:p>
          </table:table-cell>
          <table:table-cell office:value-type="float" office:value="158638" table:style-name="ce6">
            <text:p>158638</text:p>
          </table:table-cell>
          <table:table-cell office:value-type="float" office:value="75633" table:style-name="ce6">
            <text:p>75633</text:p>
          </table:table-cell>
          <table:table-cell office:value-type="float" office:value="83005" table:style-name="ce6">
            <text:p>8300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1" table:style-name="ce6">
            <text:p>521</text:p>
          </table:table-cell>
          <table:table-cell office:value-type="float" office:value="520" table:style-name="ce6">
            <text:p>520</text:p>
          </table:table-cell>
          <table:table-cell office:value-type="float" office:value="51985" table:style-name="ce6">
            <text:p>51985</text:p>
          </table:table-cell>
          <table:table-cell office:value-type="float" office:value="127129" table:style-name="ce6">
            <text:p>127129</text:p>
          </table:table-cell>
          <table:table-cell office:value-type="float" office:value="61797" table:style-name="ce6">
            <text:p>61797</text:p>
          </table:table-cell>
          <table:table-cell office:value-type="float" office:value="65332" table:style-name="ce6">
            <text:p>6533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3" table:style-name="ce6">
            <text:p>723</text:p>
          </table:table-cell>
          <table:table-cell office:value-type="float" office:value="78989" table:style-name="ce6">
            <text:p>78989</text:p>
          </table:table-cell>
          <table:table-cell office:value-type="float" office:value="188305" table:style-name="ce6">
            <text:p>188305</text:p>
          </table:table-cell>
          <table:table-cell office:value-type="float" office:value="92211" table:style-name="ce6">
            <text:p>92211</text:p>
          </table:table-cell>
          <table:table-cell office:value-type="float" office:value="96094" table:style-name="ce6">
            <text:p>9609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6" table:style-name="ce6">
            <text:p>1006</text:p>
          </table:table-cell>
          <table:table-cell office:value-type="float" office:value="1004" table:style-name="ce6">
            <text:p>1004</text:p>
          </table:table-cell>
          <table:table-cell office:value-type="float" office:value="106980" table:style-name="ce6">
            <text:p>106980</text:p>
          </table:table-cell>
          <table:table-cell office:value-type="float" office:value="273083" table:style-name="ce6">
            <text:p>273083</text:p>
          </table:table-cell>
          <table:table-cell office:value-type="float" office:value="130735" table:style-name="ce6">
            <text:p>130735</text:p>
          </table:table-cell>
          <table:table-cell office:value-type="float" office:value="142348" table:style-name="ce6">
            <text:p>1423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417" table:style-name="ce6">
            <text:p>47417</text:p>
          </table:table-cell>
          <table:table-cell office:value-type="float" office:value="120902" table:style-name="ce6">
            <text:p>120902</text:p>
          </table:table-cell>
          <table:table-cell office:value-type="float" office:value="59040" table:style-name="ce6">
            <text:p>59040</text:p>
          </table:table-cell>
          <table:table-cell office:value-type="float" office:value="61862" table:style-name="ce6">
            <text:p>6186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10" table:style-name="ce6">
            <text:p>910</text:p>
          </table:table-cell>
          <table:table-cell office:value-type="float" office:value="908" table:style-name="ce6">
            <text:p>908</text:p>
          </table:table-cell>
          <table:table-cell office:value-type="float" office:value="108996" table:style-name="ce6">
            <text:p>108996</text:p>
          </table:table-cell>
          <table:table-cell office:value-type="float" office:value="286776" table:style-name="ce6">
            <text:p>286776</text:p>
          </table:table-cell>
          <table:table-cell office:value-type="float" office:value="136791" table:style-name="ce6">
            <text:p>136791</text:p>
          </table:table-cell>
          <table:table-cell office:value-type="float" office:value="149985" table:style-name="ce6">
            <text:p>14998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7853" table:style-name="ce6">
            <text:p>107853</text:p>
          </table:table-cell>
          <table:table-cell office:value-type="float" office:value="285149" table:style-name="ce6">
            <text:p>285149</text:p>
          </table:table-cell>
          <table:table-cell office:value-type="float" office:value="137342" table:style-name="ce6">
            <text:p>137342</text:p>
          </table:table-cell>
          <table:table-cell office:value-type="float" office:value="147807" table:style-name="ce6">
            <text:p>14780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8" table:style-name="ce6">
            <text:p>828</text:p>
          </table:table-cell>
          <table:table-cell office:value-type="float" office:value="825" table:style-name="ce6">
            <text:p>825</text:p>
          </table:table-cell>
          <table:table-cell office:value-type="float" office:value="97583" table:style-name="ce6">
            <text:p>97583</text:p>
          </table:table-cell>
          <table:table-cell office:value-type="float" office:value="254281" table:style-name="ce6">
            <text:p>254281</text:p>
          </table:table-cell>
          <table:table-cell office:value-type="float" office:value="122276" table:style-name="ce6">
            <text:p>122276</text:p>
          </table:table-cell>
          <table:table-cell office:value-type="float" office:value="132005" table:style-name="ce6">
            <text:p>132005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6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office:value-type="string" table:number-columns-spanned="9" table:number-rows-spanned="1" table:style-name="ce7">
            <text:p>臺北市   108 年6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3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6" table:style-name="ce6">
            <text:p>9586</text:p>
          </table:table-cell>
          <table:table-cell office:value-type="float" office:value="9565" table:style-name="ce6">
            <text:p>9565</text:p>
          </table:table-cell>
          <table:table-cell office:value-type="float" office:value="1058621" table:style-name="ce6">
            <text:p>1058621</text:p>
          </table:table-cell>
          <table:table-cell office:value-type="float" office:value="2657652" table:style-name="ce6">
            <text:p>2657652</text:p>
          </table:table-cell>
          <table:table-cell office:value-type="float" office:value="1266944" table:style-name="ce6">
            <text:p>1266944</text:p>
          </table:table-cell>
          <table:table-cell office:value-type="float" office:value="1390708" table:style-name="ce6">
            <text:p>1390708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5" table:style-name="ce6">
            <text:p>765</text:p>
          </table:table-cell>
          <table:table-cell office:value-type="float" office:value="763" table:style-name="ce6">
            <text:p>763</text:p>
          </table:table-cell>
          <table:table-cell office:value-type="float" office:value="81372" table:style-name="ce6">
            <text:p>81372</text:p>
          </table:table-cell>
          <table:table-cell office:value-type="float" office:value="205219" table:style-name="ce6">
            <text:p>205219</text:p>
          </table:table-cell>
          <table:table-cell office:value-type="float" office:value="96101" table:style-name="ce6">
            <text:p>96101</text:p>
          </table:table-cell>
          <table:table-cell office:value-type="float" office:value="109118" table:style-name="ce6">
            <text:p>109118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4" table:style-name="ce6">
            <text:p>904</text:p>
          </table:table-cell>
          <table:table-cell office:value-type="float" office:value="903" table:style-name="ce6">
            <text:p>903</text:p>
          </table:table-cell>
          <table:table-cell office:value-type="float" office:value="89427" table:style-name="ce6">
            <text:p>89427</text:p>
          </table:table-cell>
          <table:table-cell office:value-type="float" office:value="221606" table:style-name="ce6">
            <text:p>221606</text:p>
          </table:table-cell>
          <table:table-cell office:value-type="float" office:value="105505" table:style-name="ce6">
            <text:p>105505</text:p>
          </table:table-cell>
          <table:table-cell office:value-type="float" office:value="116101" table:style-name="ce6">
            <text:p>116101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526" table:style-name="ce6">
            <text:p>121526</text:p>
          </table:table-cell>
          <table:table-cell office:value-type="float" office:value="308722" table:style-name="ce6">
            <text:p>308722</text:p>
          </table:table-cell>
          <table:table-cell office:value-type="float" office:value="143740" table:style-name="ce6">
            <text:p>143740</text:p>
          </table:table-cell>
          <table:table-cell office:value-type="float" office:value="164982" table:style-name="ce6">
            <text:p>16498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537" table:style-name="ce6">
            <text:p>100537</text:p>
          </table:table-cell>
          <table:table-cell office:value-type="float" office:value="228285" table:style-name="ce6">
            <text:p>228285</text:p>
          </table:table-cell>
          <table:table-cell office:value-type="float" office:value="106021" table:style-name="ce6">
            <text:p>106021</text:p>
          </table:table-cell>
          <table:table-cell office:value-type="float" office:value="122264" table:style-name="ce6">
            <text:p>122264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635" table:style-name="ce6">
            <text:p>65635</text:p>
          </table:table-cell>
          <table:table-cell office:value-type="float" office:value="158583" table:style-name="ce6">
            <text:p>158583</text:p>
          </table:table-cell>
          <table:table-cell office:value-type="float" office:value="75577" table:style-name="ce6">
            <text:p>75577</text:p>
          </table:table-cell>
          <table:table-cell office:value-type="float" office:value="83006" table:style-name="ce6">
            <text:p>83006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1" table:style-name="ce6">
            <text:p>521</text:p>
          </table:table-cell>
          <table:table-cell office:value-type="float" office:value="520" table:style-name="ce6">
            <text:p>520</text:p>
          </table:table-cell>
          <table:table-cell office:value-type="float" office:value="51965" table:style-name="ce6">
            <text:p>51965</text:p>
          </table:table-cell>
          <table:table-cell office:value-type="float" office:value="127086" table:style-name="ce6">
            <text:p>127086</text:p>
          </table:table-cell>
          <table:table-cell office:value-type="float" office:value="61731" table:style-name="ce6">
            <text:p>61731</text:p>
          </table:table-cell>
          <table:table-cell office:value-type="float" office:value="65355" table:style-name="ce6">
            <text:p>6535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3" table:style-name="ce6">
            <text:p>723</text:p>
          </table:table-cell>
          <table:table-cell office:value-type="float" office:value="79029" table:style-name="ce6">
            <text:p>79029</text:p>
          </table:table-cell>
          <table:table-cell office:value-type="float" office:value="188225" table:style-name="ce6">
            <text:p>188225</text:p>
          </table:table-cell>
          <table:table-cell office:value-type="float" office:value="92205" table:style-name="ce6">
            <text:p>92205</text:p>
          </table:table-cell>
          <table:table-cell office:value-type="float" office:value="96020" table:style-name="ce6">
            <text:p>9602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3" table:style-name="ce6">
            <text:p>1003</text:p>
          </table:table-cell>
          <table:table-cell office:value-type="float" office:value="1002" table:style-name="ce6">
            <text:p>1002</text:p>
          </table:table-cell>
          <table:table-cell office:value-type="float" office:value="107025" table:style-name="ce6">
            <text:p>107025</text:p>
          </table:table-cell>
          <table:table-cell office:value-type="float" office:value="273040" table:style-name="ce6">
            <text:p>273040</text:p>
          </table:table-cell>
          <table:table-cell office:value-type="float" office:value="130712" table:style-name="ce6">
            <text:p>130712</text:p>
          </table:table-cell>
          <table:table-cell office:value-type="float" office:value="142328" table:style-name="ce6">
            <text:p>142328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449" table:style-name="ce6">
            <text:p>47449</text:p>
          </table:table-cell>
          <table:table-cell office:value-type="float" office:value="120897" table:style-name="ce6">
            <text:p>120897</text:p>
          </table:table-cell>
          <table:table-cell office:value-type="float" office:value="59047" table:style-name="ce6">
            <text:p>59047</text:p>
          </table:table-cell>
          <table:table-cell office:value-type="float" office:value="61850" table:style-name="ce6">
            <text:p>6185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10" table:style-name="ce6">
            <text:p>910</text:p>
          </table:table-cell>
          <table:table-cell office:value-type="float" office:value="908" table:style-name="ce6">
            <text:p>908</text:p>
          </table:table-cell>
          <table:table-cell office:value-type="float" office:value="109087" table:style-name="ce6">
            <text:p>109087</text:p>
          </table:table-cell>
          <table:table-cell office:value-type="float" office:value="286834" table:style-name="ce6">
            <text:p>286834</text:p>
          </table:table-cell>
          <table:table-cell office:value-type="float" office:value="136788" table:style-name="ce6">
            <text:p>136788</text:p>
          </table:table-cell>
          <table:table-cell office:value-type="float" office:value="150046" table:style-name="ce6">
            <text:p>150046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7933" table:style-name="ce6">
            <text:p>107933</text:p>
          </table:table-cell>
          <table:table-cell office:value-type="float" office:value="285017" table:style-name="ce6">
            <text:p>285017</text:p>
          </table:table-cell>
          <table:table-cell office:value-type="float" office:value="137303" table:style-name="ce6">
            <text:p>137303</text:p>
          </table:table-cell>
          <table:table-cell office:value-type="float" office:value="147714" table:style-name="ce6">
            <text:p>147714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8" table:style-name="ce6">
            <text:p>828</text:p>
          </table:table-cell>
          <table:table-cell office:value-type="float" office:value="825" table:style-name="ce6">
            <text:p>825</text:p>
          </table:table-cell>
          <table:table-cell office:value-type="float" office:value="97636" table:style-name="ce6">
            <text:p>97636</text:p>
          </table:table-cell>
          <table:table-cell office:value-type="float" office:value="254138" table:style-name="ce6">
            <text:p>254138</text:p>
          </table:table-cell>
          <table:table-cell office:value-type="float" office:value="122214" table:style-name="ce6">
            <text:p>122214</text:p>
          </table:table-cell>
          <table:table-cell office:value-type="float" office:value="131924" table:style-name="ce6">
            <text:p>131924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7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office:value-type="string" table:number-columns-spanned="9" table:number-rows-spanned="1" table:style-name="ce7">
            <text:p>臺北市   108 年7<text:span text:style-name="T1"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3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3" table:style-name="ce6">
            <text:p>9583</text:p>
          </table:table-cell>
          <table:table-cell office:value-type="float" office:value="9564" table:style-name="ce6">
            <text:p>9564</text:p>
          </table:table-cell>
          <table:table-cell office:value-type="float" office:value="1058501" table:style-name="ce6">
            <text:p>1058501</text:p>
          </table:table-cell>
          <table:table-cell office:value-type="float" office:value="2654008" table:style-name="ce6">
            <text:p>2654008</text:p>
          </table:table-cell>
          <table:table-cell office:value-type="float" office:value="1265088" table:style-name="ce6">
            <text:p>1265088</text:p>
          </table:table-cell>
          <table:table-cell office:value-type="float" office:value="1388920" table:style-name="ce6">
            <text:p>138892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5" table:style-name="ce6">
            <text:p>765</text:p>
          </table:table-cell>
          <table:table-cell office:value-type="float" office:value="763" table:style-name="ce6">
            <text:p>763</text:p>
          </table:table-cell>
          <table:table-cell office:value-type="float" office:value="81310" table:style-name="ce6">
            <text:p>81310</text:p>
          </table:table-cell>
          <table:table-cell office:value-type="float" office:value="204903" table:style-name="ce6">
            <text:p>204903</text:p>
          </table:table-cell>
          <table:table-cell office:value-type="float" office:value="95935" table:style-name="ce6">
            <text:p>95935</text:p>
          </table:table-cell>
          <table:table-cell office:value-type="float" office:value="108968" table:style-name="ce6">
            <text:p>1089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4" table:style-name="ce6">
            <text:p>904</text:p>
          </table:table-cell>
          <table:table-cell office:value-type="float" office:value="903" table:style-name="ce6">
            <text:p>903</text:p>
          </table:table-cell>
          <table:table-cell office:value-type="float" office:value="89405" table:style-name="ce6">
            <text:p>89405</text:p>
          </table:table-cell>
          <table:table-cell office:value-type="float" office:value="221234" table:style-name="ce6">
            <text:p>221234</text:p>
          </table:table-cell>
          <table:table-cell office:value-type="float" office:value="105313" table:style-name="ce6">
            <text:p>105313</text:p>
          </table:table-cell>
          <table:table-cell office:value-type="float" office:value="115921" table:style-name="ce6">
            <text:p>11592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514" table:style-name="ce6">
            <text:p>121514</text:p>
          </table:table-cell>
          <table:table-cell office:value-type="float" office:value="308383" table:style-name="ce6">
            <text:p>308383</text:p>
          </table:table-cell>
          <table:table-cell office:value-type="float" office:value="143580" table:style-name="ce6">
            <text:p>143580</text:p>
          </table:table-cell>
          <table:table-cell office:value-type="float" office:value="164803" table:style-name="ce6">
            <text:p>16480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506" table:style-name="ce6">
            <text:p>100506</text:p>
          </table:table-cell>
          <table:table-cell office:value-type="float" office:value="228075" table:style-name="ce6">
            <text:p>228075</text:p>
          </table:table-cell>
          <table:table-cell office:value-type="float" office:value="105898" table:style-name="ce6">
            <text:p>105898</text:p>
          </table:table-cell>
          <table:table-cell office:value-type="float" office:value="122177" table:style-name="ce6">
            <text:p>12217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533" table:style-name="ce6">
            <text:p>65533</text:p>
          </table:table-cell>
          <table:table-cell office:value-type="float" office:value="158228" table:style-name="ce6">
            <text:p>158228</text:p>
          </table:table-cell>
          <table:table-cell office:value-type="float" office:value="75417" table:style-name="ce6">
            <text:p>75417</text:p>
          </table:table-cell>
          <table:table-cell office:value-type="float" office:value="82811" table:style-name="ce6">
            <text:p>8281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1" table:style-name="ce6">
            <text:p>521</text:p>
          </table:table-cell>
          <table:table-cell office:value-type="float" office:value="520" table:style-name="ce6">
            <text:p>520</text:p>
          </table:table-cell>
          <table:table-cell office:value-type="float" office:value="51857" table:style-name="ce6">
            <text:p>51857</text:p>
          </table:table-cell>
          <table:table-cell office:value-type="float" office:value="126687" table:style-name="ce6">
            <text:p>126687</text:p>
          </table:table-cell>
          <table:table-cell office:value-type="float" office:value="61554" table:style-name="ce6">
            <text:p>61554</text:p>
          </table:table-cell>
          <table:table-cell office:value-type="float" office:value="65133" table:style-name="ce6">
            <text:p>6513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3" table:style-name="ce6">
            <text:p>723</text:p>
          </table:table-cell>
          <table:table-cell office:value-type="float" office:value="79035" table:style-name="ce6">
            <text:p>79035</text:p>
          </table:table-cell>
          <table:table-cell office:value-type="float" office:value="187920" table:style-name="ce6">
            <text:p>187920</text:p>
          </table:table-cell>
          <table:table-cell office:value-type="float" office:value="92051" table:style-name="ce6">
            <text:p>92051</text:p>
          </table:table-cell>
          <table:table-cell office:value-type="float" office:value="95869" table:style-name="ce6">
            <text:p>9586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3" table:style-name="ce6">
            <text:p>1003</text:p>
          </table:table-cell>
          <table:table-cell office:value-type="float" office:value="1002" table:style-name="ce6">
            <text:p>1002</text:p>
          </table:table-cell>
          <table:table-cell office:value-type="float" office:value="107100" table:style-name="ce6">
            <text:p>107100</text:p>
          </table:table-cell>
          <table:table-cell office:value-type="float" office:value="272790" table:style-name="ce6">
            <text:p>272790</text:p>
          </table:table-cell>
          <table:table-cell office:value-type="float" office:value="130610" table:style-name="ce6">
            <text:p>130610</text:p>
          </table:table-cell>
          <table:table-cell office:value-type="float" office:value="142180" table:style-name="ce6">
            <text:p>14218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437" table:style-name="ce6">
            <text:p>47437</text:p>
          </table:table-cell>
          <table:table-cell office:value-type="float" office:value="120710" table:style-name="ce6">
            <text:p>120710</text:p>
          </table:table-cell>
          <table:table-cell office:value-type="float" office:value="58947" table:style-name="ce6">
            <text:p>58947</text:p>
          </table:table-cell>
          <table:table-cell office:value-type="float" office:value="61763" table:style-name="ce6">
            <text:p>6176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12" table:style-name="ce6">
            <text:p>912</text:p>
          </table:table-cell>
          <table:table-cell office:value-type="float" office:value="910" table:style-name="ce6">
            <text:p>910</text:p>
          </table:table-cell>
          <table:table-cell office:value-type="float" office:value="109173" table:style-name="ce6">
            <text:p>109173</text:p>
          </table:table-cell>
          <table:table-cell office:value-type="float" office:value="286527" table:style-name="ce6">
            <text:p>286527</text:p>
          </table:table-cell>
          <table:table-cell office:value-type="float" office:value="136618" table:style-name="ce6">
            <text:p>136618</text:p>
          </table:table-cell>
          <table:table-cell office:value-type="float" office:value="149909" table:style-name="ce6">
            <text:p>14990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7931" table:style-name="ce6">
            <text:p>107931</text:p>
          </table:table-cell>
          <table:table-cell office:value-type="float" office:value="284577" table:style-name="ce6">
            <text:p>284577</text:p>
          </table:table-cell>
          <table:table-cell office:value-type="float" office:value="137101" table:style-name="ce6">
            <text:p>137101</text:p>
          </table:table-cell>
          <table:table-cell office:value-type="float" office:value="147476" table:style-name="ce6">
            <text:p>14747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3" table:style-name="ce6">
            <text:p>823</text:p>
          </table:table-cell>
          <table:table-cell office:value-type="float" office:value="822" table:style-name="ce6">
            <text:p>822</text:p>
          </table:table-cell>
          <table:table-cell office:value-type="float" office:value="97700" table:style-name="ce6">
            <text:p>97700</text:p>
          </table:table-cell>
          <table:table-cell office:value-type="float" office:value="253974" table:style-name="ce6">
            <text:p>253974</text:p>
          </table:table-cell>
          <table:table-cell office:value-type="float" office:value="122064" table:style-name="ce6">
            <text:p>122064</text:p>
          </table:table-cell>
          <table:table-cell office:value-type="float" office:value="131910" table:style-name="ce6">
            <text:p>131910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8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office:value-type="string" table:number-columns-spanned="9" table:number-rows-spanned="1" table:style-name="ce7">
            <text:p>臺北市   108 年8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3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4" table:style-name="ce6">
            <text:p>9584</text:p>
          </table:table-cell>
          <table:table-cell office:value-type="float" office:value="9566" table:style-name="ce6">
            <text:p>9566</text:p>
          </table:table-cell>
          <table:table-cell office:value-type="float" office:value="1059212" table:style-name="ce6">
            <text:p>1059212</text:p>
          </table:table-cell>
          <table:table-cell office:value-type="float" office:value="2650154" table:style-name="ce6">
            <text:p>2650154</text:p>
          </table:table-cell>
          <table:table-cell office:value-type="float" office:value="1263106" table:style-name="ce6">
            <text:p>1263106</text:p>
          </table:table-cell>
          <table:table-cell office:value-type="float" office:value="1387048" table:style-name="ce6">
            <text:p>1387048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5" table:style-name="ce6">
            <text:p>765</text:p>
          </table:table-cell>
          <table:table-cell office:value-type="float" office:value="763" table:style-name="ce6">
            <text:p>763</text:p>
          </table:table-cell>
          <table:table-cell office:value-type="float" office:value="81289" table:style-name="ce6">
            <text:p>81289</text:p>
          </table:table-cell>
          <table:table-cell office:value-type="float" office:value="204460" table:style-name="ce6">
            <text:p>204460</text:p>
          </table:table-cell>
          <table:table-cell office:value-type="float" office:value="95706" table:style-name="ce6">
            <text:p>95706</text:p>
          </table:table-cell>
          <table:table-cell office:value-type="float" office:value="108754" table:style-name="ce6">
            <text:p>108754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4" table:style-name="ce6">
            <text:p>904</text:p>
          </table:table-cell>
          <table:table-cell office:value-type="float" office:value="903" table:style-name="ce6">
            <text:p>903</text:p>
          </table:table-cell>
          <table:table-cell office:value-type="float" office:value="89376" table:style-name="ce6">
            <text:p>89376</text:p>
          </table:table-cell>
          <table:table-cell office:value-type="float" office:value="220817" table:style-name="ce6">
            <text:p>220817</text:p>
          </table:table-cell>
          <table:table-cell office:value-type="float" office:value="105078" table:style-name="ce6">
            <text:p>105078</text:p>
          </table:table-cell>
          <table:table-cell office:value-type="float" office:value="115739" table:style-name="ce6">
            <text:p>115739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616" table:style-name="ce6">
            <text:p>121616</text:p>
          </table:table-cell>
          <table:table-cell office:value-type="float" office:value="308079" table:style-name="ce6">
            <text:p>308079</text:p>
          </table:table-cell>
          <table:table-cell office:value-type="float" office:value="143439" table:style-name="ce6">
            <text:p>143439</text:p>
          </table:table-cell>
          <table:table-cell office:value-type="float" office:value="164640" table:style-name="ce6">
            <text:p>16464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598" table:style-name="ce6">
            <text:p>100598</text:p>
          </table:table-cell>
          <table:table-cell office:value-type="float" office:value="227807" table:style-name="ce6">
            <text:p>227807</text:p>
          </table:table-cell>
          <table:table-cell office:value-type="float" office:value="105744" table:style-name="ce6">
            <text:p>105744</text:p>
          </table:table-cell>
          <table:table-cell office:value-type="float" office:value="122063" table:style-name="ce6">
            <text:p>122063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550" table:style-name="ce6">
            <text:p>65550</text:p>
          </table:table-cell>
          <table:table-cell office:value-type="float" office:value="157990" table:style-name="ce6">
            <text:p>157990</text:p>
          </table:table-cell>
          <table:table-cell office:value-type="float" office:value="75288" table:style-name="ce6">
            <text:p>75288</text:p>
          </table:table-cell>
          <table:table-cell office:value-type="float" office:value="82702" table:style-name="ce6">
            <text:p>8270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2" table:style-name="ce6">
            <text:p>522</text:p>
          </table:table-cell>
          <table:table-cell office:value-type="float" office:value="520" table:style-name="ce6">
            <text:p>520</text:p>
          </table:table-cell>
          <table:table-cell office:value-type="float" office:value="51836" table:style-name="ce6">
            <text:p>51836</text:p>
          </table:table-cell>
          <table:table-cell office:value-type="float" office:value="126316" table:style-name="ce6">
            <text:p>126316</text:p>
          </table:table-cell>
          <table:table-cell office:value-type="float" office:value="61355" table:style-name="ce6">
            <text:p>61355</text:p>
          </table:table-cell>
          <table:table-cell office:value-type="float" office:value="64961" table:style-name="ce6">
            <text:p>64961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5" table:style-name="ce6">
            <text:p>725</text:p>
          </table:table-cell>
          <table:table-cell office:value-type="float" office:value="79176" table:style-name="ce6">
            <text:p>79176</text:p>
          </table:table-cell>
          <table:table-cell office:value-type="float" office:value="187695" table:style-name="ce6">
            <text:p>187695</text:p>
          </table:table-cell>
          <table:table-cell office:value-type="float" office:value="91933" table:style-name="ce6">
            <text:p>91933</text:p>
          </table:table-cell>
          <table:table-cell office:value-type="float" office:value="95762" table:style-name="ce6">
            <text:p>9576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3" table:style-name="ce6">
            <text:p>1003</text:p>
          </table:table-cell>
          <table:table-cell office:value-type="float" office:value="1002" table:style-name="ce6">
            <text:p>1002</text:p>
          </table:table-cell>
          <table:table-cell office:value-type="float" office:value="107209" table:style-name="ce6">
            <text:p>107209</text:p>
          </table:table-cell>
          <table:table-cell office:value-type="float" office:value="272456" table:style-name="ce6">
            <text:p>272456</text:p>
          </table:table-cell>
          <table:table-cell office:value-type="float" office:value="130449" table:style-name="ce6">
            <text:p>130449</text:p>
          </table:table-cell>
          <table:table-cell office:value-type="float" office:value="142007" table:style-name="ce6">
            <text:p>142007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476" table:style-name="ce6">
            <text:p>47476</text:p>
          </table:table-cell>
          <table:table-cell office:value-type="float" office:value="120537" table:style-name="ce6">
            <text:p>120537</text:p>
          </table:table-cell>
          <table:table-cell office:value-type="float" office:value="58867" table:style-name="ce6">
            <text:p>58867</text:p>
          </table:table-cell>
          <table:table-cell office:value-type="float" office:value="61670" table:style-name="ce6">
            <text:p>6167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12" table:style-name="ce6">
            <text:p>912</text:p>
          </table:table-cell>
          <table:table-cell office:value-type="float" office:value="910" table:style-name="ce6">
            <text:p>910</text:p>
          </table:table-cell>
          <table:table-cell office:value-type="float" office:value="109296" table:style-name="ce6">
            <text:p>109296</text:p>
          </table:table-cell>
          <table:table-cell office:value-type="float" office:value="286227" table:style-name="ce6">
            <text:p>286227</text:p>
          </table:table-cell>
          <table:table-cell office:value-type="float" office:value="136460" table:style-name="ce6">
            <text:p>136460</text:p>
          </table:table-cell>
          <table:table-cell office:value-type="float" office:value="149767" table:style-name="ce6">
            <text:p>149767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8011" table:style-name="ce6">
            <text:p>108011</text:p>
          </table:table-cell>
          <table:table-cell office:value-type="float" office:value="284119" table:style-name="ce6">
            <text:p>284119</text:p>
          </table:table-cell>
          <table:table-cell office:value-type="float" office:value="136889" table:style-name="ce6">
            <text:p>136889</text:p>
          </table:table-cell>
          <table:table-cell office:value-type="float" office:value="147230" table:style-name="ce6">
            <text:p>14723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3" table:style-name="ce6">
            <text:p>823</text:p>
          </table:table-cell>
          <table:table-cell office:value-type="float" office:value="822" table:style-name="ce6">
            <text:p>822</text:p>
          </table:table-cell>
          <table:table-cell office:value-type="float" office:value="97779" table:style-name="ce6">
            <text:p>97779</text:p>
          </table:table-cell>
          <table:table-cell office:value-type="float" office:value="253651" table:style-name="ce6">
            <text:p>253651</text:p>
          </table:table-cell>
          <table:table-cell office:value-type="float" office:value="121898" table:style-name="ce6">
            <text:p>121898</text:p>
          </table:table-cell>
          <table:table-cell office:value-type="float" office:value="131753" table:style-name="ce6">
            <text:p>131753</text:p>
          </table:table-cell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9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office:value-type="string" table:number-columns-spanned="9" table:number-rows-spanned="1" table:style-name="ce7">
            <text:p>臺北市   108 年9<text:span text:style-name="T1"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3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3" table:style-name="ce6">
            <text:p>9583</text:p>
          </table:table-cell>
          <table:table-cell office:value-type="float" office:value="9566" table:style-name="ce6">
            <text:p>9566</text:p>
          </table:table-cell>
          <table:table-cell office:value-type="float" office:value="1061362" table:style-name="ce6">
            <text:p>1061362</text:p>
          </table:table-cell>
          <table:table-cell office:value-type="float" office:value="2647164" table:style-name="ce6">
            <text:p>2647164</text:p>
          </table:table-cell>
          <table:table-cell office:value-type="float" office:value="1261548" table:style-name="ce6">
            <text:p>1261548</text:p>
          </table:table-cell>
          <table:table-cell office:value-type="float" office:value="1385616" table:style-name="ce6">
            <text:p>138561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4" table:style-name="ce6">
            <text:p>764</text:p>
          </table:table-cell>
          <table:table-cell office:value-type="float" office:value="763" table:style-name="ce6">
            <text:p>763</text:p>
          </table:table-cell>
          <table:table-cell office:value-type="float" office:value="81338" table:style-name="ce6">
            <text:p>81338</text:p>
          </table:table-cell>
          <table:table-cell office:value-type="float" office:value="204050" table:style-name="ce6">
            <text:p>204050</text:p>
          </table:table-cell>
          <table:table-cell office:value-type="float" office:value="95502" table:style-name="ce6">
            <text:p>95502</text:p>
          </table:table-cell>
          <table:table-cell office:value-type="float" office:value="108548" table:style-name="ce6">
            <text:p>1085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4" table:style-name="ce6">
            <text:p>904</text:p>
          </table:table-cell>
          <table:table-cell office:value-type="float" office:value="903" table:style-name="ce6">
            <text:p>903</text:p>
          </table:table-cell>
          <table:table-cell office:value-type="float" office:value="89574" table:style-name="ce6">
            <text:p>89574</text:p>
          </table:table-cell>
          <table:table-cell office:value-type="float" office:value="220537" table:style-name="ce6">
            <text:p>220537</text:p>
          </table:table-cell>
          <table:table-cell office:value-type="float" office:value="104925" table:style-name="ce6">
            <text:p>104925</text:p>
          </table:table-cell>
          <table:table-cell office:value-type="float" office:value="115612" table:style-name="ce6">
            <text:p>11561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757" table:style-name="ce6">
            <text:p>121757</text:p>
          </table:table-cell>
          <table:table-cell office:value-type="float" office:value="307539" table:style-name="ce6">
            <text:p>307539</text:p>
          </table:table-cell>
          <table:table-cell office:value-type="float" office:value="143171" table:style-name="ce6">
            <text:p>143171</text:p>
          </table:table-cell>
          <table:table-cell office:value-type="float" office:value="164368" table:style-name="ce6">
            <text:p>16436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855" table:style-name="ce6">
            <text:p>100855</text:p>
          </table:table-cell>
          <table:table-cell office:value-type="float" office:value="227698" table:style-name="ce6">
            <text:p>227698</text:p>
          </table:table-cell>
          <table:table-cell office:value-type="float" office:value="105667" table:style-name="ce6">
            <text:p>105667</text:p>
          </table:table-cell>
          <table:table-cell office:value-type="float" office:value="122031" table:style-name="ce6">
            <text:p>12203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702" table:style-name="ce6">
            <text:p>65702</text:p>
          </table:table-cell>
          <table:table-cell office:value-type="float" office:value="157780" table:style-name="ce6">
            <text:p>157780</text:p>
          </table:table-cell>
          <table:table-cell office:value-type="float" office:value="75158" table:style-name="ce6">
            <text:p>75158</text:p>
          </table:table-cell>
          <table:table-cell office:value-type="float" office:value="82622" table:style-name="ce6">
            <text:p>8262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2" table:style-name="ce6">
            <text:p>522</text:p>
          </table:table-cell>
          <table:table-cell office:value-type="float" office:value="520" table:style-name="ce6">
            <text:p>520</text:p>
          </table:table-cell>
          <table:table-cell office:value-type="float" office:value="51922" table:style-name="ce6">
            <text:p>51922</text:p>
          </table:table-cell>
          <table:table-cell office:value-type="float" office:value="126187" table:style-name="ce6">
            <text:p>126187</text:p>
          </table:table-cell>
          <table:table-cell office:value-type="float" office:value="61323" table:style-name="ce6">
            <text:p>61323</text:p>
          </table:table-cell>
          <table:table-cell office:value-type="float" office:value="64864" table:style-name="ce6">
            <text:p>64864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5" table:style-name="ce6">
            <text:p>725</text:p>
          </table:table-cell>
          <table:table-cell office:value-type="float" office:value="79380" table:style-name="ce6">
            <text:p>79380</text:p>
          </table:table-cell>
          <table:table-cell office:value-type="float" office:value="187494" table:style-name="ce6">
            <text:p>187494</text:p>
          </table:table-cell>
          <table:table-cell office:value-type="float" office:value="91851" table:style-name="ce6">
            <text:p>91851</text:p>
          </table:table-cell>
          <table:table-cell office:value-type="float" office:value="95643" table:style-name="ce6">
            <text:p>9564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3" table:style-name="ce6">
            <text:p>1003</text:p>
          </table:table-cell>
          <table:table-cell office:value-type="float" office:value="1002" table:style-name="ce6">
            <text:p>1002</text:p>
          </table:table-cell>
          <table:table-cell office:value-type="float" office:value="107361" table:style-name="ce6">
            <text:p>107361</text:p>
          </table:table-cell>
          <table:table-cell office:value-type="float" office:value="272077" table:style-name="ce6">
            <text:p>272077</text:p>
          </table:table-cell>
          <table:table-cell office:value-type="float" office:value="130218" table:style-name="ce6">
            <text:p>130218</text:p>
          </table:table-cell>
          <table:table-cell office:value-type="float" office:value="141859" table:style-name="ce6">
            <text:p>14185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641" table:style-name="ce6">
            <text:p>47641</text:p>
          </table:table-cell>
          <table:table-cell office:value-type="float" office:value="120448" table:style-name="ce6">
            <text:p>120448</text:p>
          </table:table-cell>
          <table:table-cell office:value-type="float" office:value="58843" table:style-name="ce6">
            <text:p>58843</text:p>
          </table:table-cell>
          <table:table-cell office:value-type="float" office:value="61605" table:style-name="ce6">
            <text:p>6160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12" table:style-name="ce6">
            <text:p>912</text:p>
          </table:table-cell>
          <table:table-cell office:value-type="float" office:value="910" table:style-name="ce6">
            <text:p>910</text:p>
          </table:table-cell>
          <table:table-cell office:value-type="float" office:value="109641" table:style-name="ce6">
            <text:p>109641</text:p>
          </table:table-cell>
          <table:table-cell office:value-type="float" office:value="286061" table:style-name="ce6">
            <text:p>286061</text:p>
          </table:table-cell>
          <table:table-cell office:value-type="float" office:value="136331" table:style-name="ce6">
            <text:p>136331</text:p>
          </table:table-cell>
          <table:table-cell office:value-type="float" office:value="149730" table:style-name="ce6">
            <text:p>14973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8224" table:style-name="ce6">
            <text:p>108224</text:p>
          </table:table-cell>
          <table:table-cell office:value-type="float" office:value="283855" table:style-name="ce6">
            <text:p>283855</text:p>
          </table:table-cell>
          <table:table-cell office:value-type="float" office:value="136796" table:style-name="ce6">
            <text:p>136796</text:p>
          </table:table-cell>
          <table:table-cell office:value-type="float" office:value="147059" table:style-name="ce6">
            <text:p>14705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3" table:style-name="ce6">
            <text:p>823</text:p>
          </table:table-cell>
          <table:table-cell office:value-type="float" office:value="822" table:style-name="ce6">
            <text:p>822</text:p>
          </table:table-cell>
          <table:table-cell office:value-type="float" office:value="97967" table:style-name="ce6">
            <text:p>97967</text:p>
          </table:table-cell>
          <table:table-cell office:value-type="float" office:value="253438" table:style-name="ce6">
            <text:p>253438</text:p>
          </table:table-cell>
          <table:table-cell office:value-type="float" office:value="121763" table:style-name="ce6">
            <text:p>121763</text:p>
          </table:table-cell>
          <table:table-cell office:value-type="float" office:value="131675" table:style-name="ce6">
            <text:p>131675</text:p>
          </table:table-cell>
          <table:table-cell table:number-columns-repeated="16375"/>
        </table:table-row>
        <table:table-row table:style-name="ro4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10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9" table:number-rows-spanned="1" table:style-name="ce7">
            <text:p>臺北市   108 年10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3" table:style-name="ce6">
            <text:p>9583</text:p>
          </table:table-cell>
          <table:table-cell office:value-type="float" office:value="9565" table:style-name="ce6">
            <text:p>9565</text:p>
          </table:table-cell>
          <table:table-cell office:value-type="float" office:value="1061184" table:style-name="ce6">
            <text:p>1061184</text:p>
          </table:table-cell>
          <table:table-cell office:value-type="float" office:value="2646204" table:style-name="ce6">
            <text:p>2646204</text:p>
          </table:table-cell>
          <table:table-cell office:value-type="float" office:value="1260951" table:style-name="ce6">
            <text:p>1260951</text:p>
          </table:table-cell>
          <table:table-cell office:value-type="float" office:value="1385253" table:style-name="ce6">
            <text:p>1385253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4" table:style-name="ce6">
            <text:p>764</text:p>
          </table:table-cell>
          <table:table-cell office:value-type="float" office:value="763" table:style-name="ce6">
            <text:p>763</text:p>
          </table:table-cell>
          <table:table-cell office:value-type="float" office:value="81365" table:style-name="ce6">
            <text:p>81365</text:p>
          </table:table-cell>
          <table:table-cell office:value-type="float" office:value="204066" table:style-name="ce6">
            <text:p>204066</text:p>
          </table:table-cell>
          <table:table-cell office:value-type="float" office:value="95469" table:style-name="ce6">
            <text:p>95469</text:p>
          </table:table-cell>
          <table:table-cell office:value-type="float" office:value="108597" table:style-name="ce6">
            <text:p>108597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4" table:style-name="ce6">
            <text:p>904</text:p>
          </table:table-cell>
          <table:table-cell office:value-type="float" office:value="903" table:style-name="ce6">
            <text:p>903</text:p>
          </table:table-cell>
          <table:table-cell office:value-type="float" office:value="89498" table:style-name="ce6">
            <text:p>89498</text:p>
          </table:table-cell>
          <table:table-cell office:value-type="float" office:value="220274" table:style-name="ce6">
            <text:p>220274</text:p>
          </table:table-cell>
          <table:table-cell office:value-type="float" office:value="104793" table:style-name="ce6">
            <text:p>104793</text:p>
          </table:table-cell>
          <table:table-cell office:value-type="float" office:value="115481" table:style-name="ce6">
            <text:p>115481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726" table:style-name="ce6">
            <text:p>121726</text:p>
          </table:table-cell>
          <table:table-cell office:value-type="float" office:value="307561" table:style-name="ce6">
            <text:p>307561</text:p>
          </table:table-cell>
          <table:table-cell office:value-type="float" office:value="143140" table:style-name="ce6">
            <text:p>143140</text:p>
          </table:table-cell>
          <table:table-cell office:value-type="float" office:value="164421" table:style-name="ce6">
            <text:p>164421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798" table:style-name="ce6">
            <text:p>100798</text:p>
          </table:table-cell>
          <table:table-cell office:value-type="float" office:value="227554" table:style-name="ce6">
            <text:p>227554</text:p>
          </table:table-cell>
          <table:table-cell office:value-type="float" office:value="105608" table:style-name="ce6">
            <text:p>105608</text:p>
          </table:table-cell>
          <table:table-cell office:value-type="float" office:value="121946" table:style-name="ce6">
            <text:p>121946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711" table:style-name="ce6">
            <text:p>65711</text:p>
          </table:table-cell>
          <table:table-cell office:value-type="float" office:value="157823" table:style-name="ce6">
            <text:p>157823</text:p>
          </table:table-cell>
          <table:table-cell office:value-type="float" office:value="75174" table:style-name="ce6">
            <text:p>75174</text:p>
          </table:table-cell>
          <table:table-cell office:value-type="float" office:value="82649" table:style-name="ce6">
            <text:p>82649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2" table:style-name="ce6">
            <text:p>522</text:p>
          </table:table-cell>
          <table:table-cell office:value-type="float" office:value="520" table:style-name="ce6">
            <text:p>520</text:p>
          </table:table-cell>
          <table:table-cell office:value-type="float" office:value="51926" table:style-name="ce6">
            <text:p>51926</text:p>
          </table:table-cell>
          <table:table-cell office:value-type="float" office:value="126099" table:style-name="ce6">
            <text:p>126099</text:p>
          </table:table-cell>
          <table:table-cell office:value-type="float" office:value="61237" table:style-name="ce6">
            <text:p>61237</text:p>
          </table:table-cell>
          <table:table-cell office:value-type="float" office:value="64862" table:style-name="ce6">
            <text:p>6486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5" table:style-name="ce6">
            <text:p>725</text:p>
          </table:table-cell>
          <table:table-cell office:value-type="float" office:value="79347" table:style-name="ce6">
            <text:p>79347</text:p>
          </table:table-cell>
          <table:table-cell office:value-type="float" office:value="187333" table:style-name="ce6">
            <text:p>187333</text:p>
          </table:table-cell>
          <table:table-cell office:value-type="float" office:value="91809" table:style-name="ce6">
            <text:p>91809</text:p>
          </table:table-cell>
          <table:table-cell office:value-type="float" office:value="95524" table:style-name="ce6">
            <text:p>95524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3" table:style-name="ce6">
            <text:p>1003</text:p>
          </table:table-cell>
          <table:table-cell office:value-type="float" office:value="1001" table:style-name="ce6">
            <text:p>1001</text:p>
          </table:table-cell>
          <table:table-cell office:value-type="float" office:value="107361" table:style-name="ce6">
            <text:p>107361</text:p>
          </table:table-cell>
          <table:table-cell office:value-type="float" office:value="271963" table:style-name="ce6">
            <text:p>271963</text:p>
          </table:table-cell>
          <table:table-cell office:value-type="float" office:value="130153" table:style-name="ce6">
            <text:p>130153</text:p>
          </table:table-cell>
          <table:table-cell office:value-type="float" office:value="141810" table:style-name="ce6">
            <text:p>14181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664" table:style-name="ce6">
            <text:p>47664</text:p>
          </table:table-cell>
          <table:table-cell office:value-type="float" office:value="120390" table:style-name="ce6">
            <text:p>120390</text:p>
          </table:table-cell>
          <table:table-cell office:value-type="float" office:value="58818" table:style-name="ce6">
            <text:p>58818</text:p>
          </table:table-cell>
          <table:table-cell office:value-type="float" office:value="61572" table:style-name="ce6">
            <text:p>6157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12" table:style-name="ce6">
            <text:p>912</text:p>
          </table:table-cell>
          <table:table-cell office:value-type="float" office:value="910" table:style-name="ce6">
            <text:p>910</text:p>
          </table:table-cell>
          <table:table-cell office:value-type="float" office:value="109625" table:style-name="ce6">
            <text:p>109625</text:p>
          </table:table-cell>
          <table:table-cell office:value-type="float" office:value="286032" table:style-name="ce6">
            <text:p>286032</text:p>
          </table:table-cell>
          <table:table-cell office:value-type="float" office:value="136310" table:style-name="ce6">
            <text:p>136310</text:p>
          </table:table-cell>
          <table:table-cell office:value-type="float" office:value="149722" table:style-name="ce6">
            <text:p>14972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8169" table:style-name="ce6">
            <text:p>108169</text:p>
          </table:table-cell>
          <table:table-cell office:value-type="float" office:value="283715" table:style-name="ce6">
            <text:p>283715</text:p>
          </table:table-cell>
          <table:table-cell office:value-type="float" office:value="136728" table:style-name="ce6">
            <text:p>136728</text:p>
          </table:table-cell>
          <table:table-cell office:value-type="float" office:value="146987" table:style-name="ce6">
            <text:p>146987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3" table:style-name="ce6">
            <text:p>823</text:p>
          </table:table-cell>
          <table:table-cell office:value-type="float" office:value="822" table:style-name="ce6">
            <text:p>822</text:p>
          </table:table-cell>
          <table:table-cell office:value-type="float" office:value="97994" table:style-name="ce6">
            <text:p>97994</text:p>
          </table:table-cell>
          <table:table-cell office:value-type="float" office:value="253394" table:style-name="ce6">
            <text:p>253394</text:p>
          </table:table-cell>
          <table:table-cell office:value-type="float" office:value="121712" table:style-name="ce6">
            <text:p>121712</text:p>
          </table:table-cell>
          <table:table-cell office:value-type="float" office:value="131682" table:style-name="ce6">
            <text:p>131682</text:p>
          </table:table-cell>
          <table:table-cell table:number-columns-repeated="16375"/>
        </table:table-row>
        <table:table-row table:style-name="ro5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11" table:style-name="ta1">
        <table:table-column table:style-name="co6" table:number-columns-repeated="16384" table:default-cell-style-name="ce1"/>
        <table:table-row table:style-name="ro1">
          <table:table-cell office:value-type="string" table:number-columns-spanned="9" table:number-rows-spanned="1" table:style-name="ce7">
            <text:p>臺北市   108 年11<text:span text:style-name="T1">月  各行政區戶籍人口數、戶數統計表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8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table-cell office:value-type="string" table:style-name="ce2">
            <text:p>現有門牌</text:p>
          </table:table-cell>
          <table:table-cell office:value-type="string" table:style-name="ce2">
            <text:p>戶籍登記</text:p>
          </table:table-cell>
          <table:covered-table-cell/>
          <table:table-cell office:value-type="string" table:style-name="ce2">
            <text:p>合計</text:p>
          </table:table-cell>
          <table:table-cell office:value-type="string" table:style-name="ce2">
            <text:p>男</text:p>
          </table:table-cell>
          <table:table-cell office:value-type="string" table:style-name="ce2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總計</text:p>
          </table:table-cell>
          <table:table-cell office:value-type="float" office:value="456" table:style-name="ce6">
            <text:p>456</text:p>
          </table:table-cell>
          <table:table-cell office:value-type="float" office:value="456" table:style-name="ce6">
            <text:p>456</text:p>
          </table:table-cell>
          <table:table-cell office:value-type="float" office:value="9583" table:style-name="ce6">
            <text:p>9583</text:p>
          </table:table-cell>
          <table:table-cell office:value-type="float" office:value="9565" table:style-name="ce6">
            <text:p>9565</text:p>
          </table:table-cell>
          <table:table-cell office:value-type="float" office:value="1061088" table:style-name="ce6">
            <text:p>1061088</text:p>
          </table:table-cell>
          <table:table-cell office:value-type="float" office:value="2645293" table:style-name="ce6">
            <text:p>2645293</text:p>
          </table:table-cell>
          <table:table-cell office:value-type="float" office:value="1260292" table:style-name="ce6">
            <text:p>1260292</text:p>
          </table:table-cell>
          <table:table-cell office:value-type="float" office:value="1385001" table:style-name="ce6">
            <text:p>138500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松山區</text:p>
          </table:table-cell>
          <table:table-cell office:value-type="float" office:value="33" table:style-name="ce6">
            <text:p>33</text:p>
          </table:table-cell>
          <table:table-cell office:value-type="float" office:value="33" table:style-name="ce6">
            <text:p>33</text:p>
          </table:table-cell>
          <table:table-cell office:value-type="float" office:value="764" table:style-name="ce6">
            <text:p>764</text:p>
          </table:table-cell>
          <table:table-cell office:value-type="float" office:value="763" table:style-name="ce6">
            <text:p>763</text:p>
          </table:table-cell>
          <table:table-cell office:value-type="float" office:value="81338" table:style-name="ce6">
            <text:p>81338</text:p>
          </table:table-cell>
          <table:table-cell office:value-type="float" office:value="204066" table:style-name="ce6">
            <text:p>204066</text:p>
          </table:table-cell>
          <table:table-cell office:value-type="float" office:value="95433" table:style-name="ce6">
            <text:p>95433</text:p>
          </table:table-cell>
          <table:table-cell office:value-type="float" office:value="108633" table:style-name="ce6">
            <text:p>10863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信義區</text:p>
          </table:table-cell>
          <table:table-cell office:value-type="float" office:value="41" table:style-name="ce6">
            <text:p>41</text:p>
          </table:table-cell>
          <table:table-cell office:value-type="float" office:value="41" table:style-name="ce6">
            <text:p>41</text:p>
          </table:table-cell>
          <table:table-cell office:value-type="float" office:value="904" table:style-name="ce6">
            <text:p>904</text:p>
          </table:table-cell>
          <table:table-cell office:value-type="float" office:value="903" table:style-name="ce6">
            <text:p>903</text:p>
          </table:table-cell>
          <table:table-cell office:value-type="float" office:value="89499" table:style-name="ce6">
            <text:p>89499</text:p>
          </table:table-cell>
          <table:table-cell office:value-type="float" office:value="220275" table:style-name="ce6">
            <text:p>220275</text:p>
          </table:table-cell>
          <table:table-cell office:value-type="float" office:value="104748" table:style-name="ce6">
            <text:p>104748</text:p>
          </table:table-cell>
          <table:table-cell office:value-type="float" office:value="115527" table:style-name="ce6">
            <text:p>11552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安區</text:p>
          </table:table-cell>
          <table:table-cell office:value-type="float" office:value="53" table:style-name="ce6">
            <text:p>53</text:p>
          </table:table-cell>
          <table:table-cell office:value-type="float" office:value="53" table:style-name="ce6">
            <text:p>53</text:p>
          </table:table-cell>
          <table:table-cell office:value-type="float" office:value="1026" table:style-name="ce6">
            <text:p>1026</text:p>
          </table:table-cell>
          <table:table-cell office:value-type="float" office:value="1022" table:style-name="ce6">
            <text:p>1022</text:p>
          </table:table-cell>
          <table:table-cell office:value-type="float" office:value="121713" table:style-name="ce6">
            <text:p>121713</text:p>
          </table:table-cell>
          <table:table-cell office:value-type="float" office:value="307585" table:style-name="ce6">
            <text:p>307585</text:p>
          </table:table-cell>
          <table:table-cell office:value-type="float" office:value="143099" table:style-name="ce6">
            <text:p>143099</text:p>
          </table:table-cell>
          <table:table-cell office:value-type="float" office:value="164486" table:style-name="ce6">
            <text:p>16448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山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71" table:style-name="ce6">
            <text:p>871</text:p>
          </table:table-cell>
          <table:table-cell office:value-type="float" office:value="869" table:style-name="ce6">
            <text:p>869</text:p>
          </table:table-cell>
          <table:table-cell office:value-type="float" office:value="100788" table:style-name="ce6">
            <text:p>100788</text:p>
          </table:table-cell>
          <table:table-cell office:value-type="float" office:value="227429" table:style-name="ce6">
            <text:p>227429</text:p>
          </table:table-cell>
          <table:table-cell office:value-type="float" office:value="105581" table:style-name="ce6">
            <text:p>105581</text:p>
          </table:table-cell>
          <table:table-cell office:value-type="float" office:value="121848" table:style-name="ce6">
            <text:p>12184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中正區</text:p>
          </table:table-cell>
          <table:table-cell office:value-type="float" office:value="31" table:style-name="ce6">
            <text:p>31</text:p>
          </table:table-cell>
          <table:table-cell office:value-type="float" office:value="31" table:style-name="ce6">
            <text:p>31</text:p>
          </table:table-cell>
          <table:table-cell office:value-type="float" office:value="583" table:style-name="ce6">
            <text:p>583</text:p>
          </table:table-cell>
          <table:table-cell office:value-type="float" office:value="583" table:style-name="ce6">
            <text:p>583</text:p>
          </table:table-cell>
          <table:table-cell office:value-type="float" office:value="65746" table:style-name="ce6">
            <text:p>65746</text:p>
          </table:table-cell>
          <table:table-cell office:value-type="float" office:value="157851" table:style-name="ce6">
            <text:p>157851</text:p>
          </table:table-cell>
          <table:table-cell office:value-type="float" office:value="75163" table:style-name="ce6">
            <text:p>75163</text:p>
          </table:table-cell>
          <table:table-cell office:value-type="float" office:value="82688" table:style-name="ce6">
            <text:p>8268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大同區</text:p>
          </table:table-cell>
          <table:table-cell office:value-type="float" office:value="25" table:style-name="ce6">
            <text:p>25</text:p>
          </table:table-cell>
          <table:table-cell office:value-type="float" office:value="25" table:style-name="ce6">
            <text:p>25</text:p>
          </table:table-cell>
          <table:table-cell office:value-type="float" office:value="522" table:style-name="ce6">
            <text:p>522</text:p>
          </table:table-cell>
          <table:table-cell office:value-type="float" office:value="520" table:style-name="ce6">
            <text:p>520</text:p>
          </table:table-cell>
          <table:table-cell office:value-type="float" office:value="51914" table:style-name="ce6">
            <text:p>51914</text:p>
          </table:table-cell>
          <table:table-cell office:value-type="float" office:value="126018" table:style-name="ce6">
            <text:p>126018</text:p>
          </table:table-cell>
          <table:table-cell office:value-type="float" office:value="61187" table:style-name="ce6">
            <text:p>61187</text:p>
          </table:table-cell>
          <table:table-cell office:value-type="float" office:value="64831" table:style-name="ce6">
            <text:p>64831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萬華區</text:p>
          </table:table-cell>
          <table:table-cell office:value-type="float" office:value="36" table:style-name="ce6">
            <text:p>36</text:p>
          </table:table-cell>
          <table:table-cell office:value-type="float" office:value="36" table:style-name="ce6">
            <text:p>36</text:p>
          </table:table-cell>
          <table:table-cell office:value-type="float" office:value="725" table:style-name="ce6">
            <text:p>725</text:p>
          </table:table-cell>
          <table:table-cell office:value-type="float" office:value="725" table:style-name="ce6">
            <text:p>725</text:p>
          </table:table-cell>
          <table:table-cell office:value-type="float" office:value="79349" table:style-name="ce6">
            <text:p>79349</text:p>
          </table:table-cell>
          <table:table-cell office:value-type="float" office:value="187220" table:style-name="ce6">
            <text:p>187220</text:p>
          </table:table-cell>
          <table:table-cell office:value-type="float" office:value="91731" table:style-name="ce6">
            <text:p>91731</text:p>
          </table:table-cell>
          <table:table-cell office:value-type="float" office:value="95489" table:style-name="ce6">
            <text:p>95489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文山區</text:p>
          </table:table-cell>
          <table:table-cell office:value-type="float" office:value="43" table:style-name="ce6">
            <text:p>43</text:p>
          </table:table-cell>
          <table:table-cell office:value-type="float" office:value="43" table:style-name="ce6">
            <text:p>43</text:p>
          </table:table-cell>
          <table:table-cell office:value-type="float" office:value="1003" table:style-name="ce6">
            <text:p>1003</text:p>
          </table:table-cell>
          <table:table-cell office:value-type="float" office:value="1001" table:style-name="ce6">
            <text:p>1001</text:p>
          </table:table-cell>
          <table:table-cell office:value-type="float" office:value="107364" table:style-name="ce6">
            <text:p>107364</text:p>
          </table:table-cell>
          <table:table-cell office:value-type="float" office:value="271840" table:style-name="ce6">
            <text:p>271840</text:p>
          </table:table-cell>
          <table:table-cell office:value-type="float" office:value="130067" table:style-name="ce6">
            <text:p>130067</text:p>
          </table:table-cell>
          <table:table-cell office:value-type="float" office:value="141773" table:style-name="ce6">
            <text:p>141773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南港區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float" office:value="454" table:style-name="ce6">
            <text:p>454</text:p>
          </table:table-cell>
          <table:table-cell office:value-type="float" office:value="452" table:style-name="ce6">
            <text:p>452</text:p>
          </table:table-cell>
          <table:table-cell office:value-type="float" office:value="47631" table:style-name="ce6">
            <text:p>47631</text:p>
          </table:table-cell>
          <table:table-cell office:value-type="float" office:value="120321" table:style-name="ce6">
            <text:p>120321</text:p>
          </table:table-cell>
          <table:table-cell office:value-type="float" office:value="58771" table:style-name="ce6">
            <text:p>58771</text:p>
          </table:table-cell>
          <table:table-cell office:value-type="float" office:value="61550" table:style-name="ce6">
            <text:p>615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內湖區</text:p>
          </table:table-cell>
          <table:table-cell office:value-type="float" office:value="39" table:style-name="ce6">
            <text:p>39</text:p>
          </table:table-cell>
          <table:table-cell office:value-type="float" office:value="39" table:style-name="ce6">
            <text:p>39</text:p>
          </table:table-cell>
          <table:table-cell office:value-type="float" office:value="912" table:style-name="ce6">
            <text:p>912</text:p>
          </table:table-cell>
          <table:table-cell office:value-type="float" office:value="910" table:style-name="ce6">
            <text:p>910</text:p>
          </table:table-cell>
          <table:table-cell office:value-type="float" office:value="109608" table:style-name="ce6">
            <text:p>109608</text:p>
          </table:table-cell>
          <table:table-cell office:value-type="float" office:value="285838" table:style-name="ce6">
            <text:p>285838</text:p>
          </table:table-cell>
          <table:table-cell office:value-type="float" office:value="136212" table:style-name="ce6">
            <text:p>136212</text:p>
          </table:table-cell>
          <table:table-cell office:value-type="float" office:value="149626" table:style-name="ce6">
            <text:p>14962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士林區</text:p>
          </table:table-cell>
          <table:table-cell office:value-type="float" office:value="51" table:style-name="ce6">
            <text:p>51</text:p>
          </table:table-cell>
          <table:table-cell office:value-type="float" office:value="51" table:style-name="ce6">
            <text:p>51</text:p>
          </table:table-cell>
          <table:table-cell office:value-type="float" office:value="996" table:style-name="ce6">
            <text:p>996</text:p>
          </table:table-cell>
          <table:table-cell office:value-type="float" office:value="995" table:style-name="ce6">
            <text:p>995</text:p>
          </table:table-cell>
          <table:table-cell office:value-type="float" office:value="108157" table:style-name="ce6">
            <text:p>108157</text:p>
          </table:table-cell>
          <table:table-cell office:value-type="float" office:value="283565" table:style-name="ce6">
            <text:p>283565</text:p>
          </table:table-cell>
          <table:table-cell office:value-type="float" office:value="136647" table:style-name="ce6">
            <text:p>136647</text:p>
          </table:table-cell>
          <table:table-cell office:value-type="float" office:value="146918" table:style-name="ce6">
            <text:p>146918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<text:s/>北投區</text:p>
          </table:table-cell>
          <table:table-cell office:value-type="float" office:value="42" table:style-name="ce6">
            <text:p>42</text:p>
          </table:table-cell>
          <table:table-cell office:value-type="float" office:value="42" table:style-name="ce6">
            <text:p>42</text:p>
          </table:table-cell>
          <table:table-cell office:value-type="float" office:value="823" table:style-name="ce6">
            <text:p>823</text:p>
          </table:table-cell>
          <table:table-cell office:value-type="float" office:value="822" table:style-name="ce6">
            <text:p>822</text:p>
          </table:table-cell>
          <table:table-cell office:value-type="float" office:value="97981" table:style-name="ce6">
            <text:p>97981</text:p>
          </table:table-cell>
          <table:table-cell office:value-type="float" office:value="253285" table:style-name="ce6">
            <text:p>253285</text:p>
          </table:table-cell>
          <table:table-cell office:value-type="float" office:value="121653" table:style-name="ce6">
            <text:p>121653</text:p>
          </table:table-cell>
          <table:table-cell office:value-type="float" office:value="131632" table:style-name="ce6">
            <text:p>131632</text:p>
          </table:table-cell>
          <table:table-cell table:number-columns-repeated="16375"/>
        </table:table-row>
        <table:table-row table:style-name="ro5">
          <table:table-cell office:value-type="string" table:number-columns-spanned="9" table:number-rows-spanned="1" table:style-name="ce9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table table:name="108-12" table:style-name="ta2">
        <table:table-column table:style-name="co6" table:number-columns-repeated="16384" table:default-cell-style-name="ce1"/>
        <table:table-row table:style-name="ro1">
          <table:table-cell office:value-type="string" table:number-columns-spanned="9" table:number-rows-spanned="1" table:style-name="ce11">
            <text:p>臺北市   108 年12月  各行政區戶籍人口數、戶數統計表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1" table:number-rows-spanned="2" table:style-name="ce8">
            <text:p>區別</text:p>
          </table:table-cell>
          <table:table-cell office:value-type="string" table:number-columns-spanned="2" table:number-rows-spanned="1" table:style-name="ce8">
            <text:p>里數</text:p>
          </table:table-cell>
          <table:covered-table-cell/>
          <table:table-cell office:value-type="string" table:number-columns-spanned="2" table:number-rows-spanned="1" table:style-name="ce8">
            <text:p>鄰數</text:p>
          </table:table-cell>
          <table:covered-table-cell/>
          <table:table-cell office:value-type="string" table:number-columns-spanned="1" table:number-rows-spanned="2" table:style-name="ce15">
            <text:p>戶數</text:p>
          </table:table-cell>
          <table:table-cell office:value-type="string" table:number-columns-spanned="3" table:number-rows-spanned="1" table:style-name="ce8">
            <text:p>人口數</text:p>
          </table:table-cell>
          <table:covered-table-cell table:number-columns-repeated="2"/>
          <table:table-cell table:number-columns-repeated="16375"/>
        </table:table-row>
        <table:table-row table:style-name="ro1">
          <table:covered-table-cell/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table-cell office:value-type="string" table:style-name="ce3">
            <text:p>現有門牌</text:p>
          </table:table-cell>
          <table:table-cell office:value-type="string" table:style-name="ce3">
            <text:p>戶籍登記</text:p>
          </table:table-cell>
          <table:covered-table-cell/>
          <table:table-cell office:value-type="string" table:style-name="ce3">
            <text:p>合計</text:p>
          </table:table-cell>
          <table:table-cell office:value-type="string" table:style-name="ce3">
            <text:p>男</text:p>
          </table:table-cell>
          <table:table-cell office:value-type="string" table:style-name="ce3">
            <text:p>女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總計</text:p>
          </table:table-cell>
          <table:table-cell office:value-type="float" office:value="456" table:style-name="ce14">
            <text:p>456</text:p>
          </table:table-cell>
          <table:table-cell office:value-type="float" office:value="456" table:style-name="ce14">
            <text:p>456</text:p>
          </table:table-cell>
          <table:table-cell office:value-type="float" office:value="9584" table:style-name="ce14">
            <text:p>9584</text:p>
          </table:table-cell>
          <table:table-cell office:value-type="float" office:value="9564" table:style-name="ce14">
            <text:p>9564</text:p>
          </table:table-cell>
          <table:table-cell office:value-type="float" office:value="1060880" table:style-name="ce14">
            <text:p>1060880</text:p>
          </table:table-cell>
          <table:table-cell office:value-type="float" office:value="2645041" table:style-name="ce14">
            <text:p>2645041</text:p>
          </table:table-cell>
          <table:table-cell office:value-type="float" office:value="1260049" table:style-name="ce14">
            <text:p>1260049</text:p>
          </table:table-cell>
          <table:table-cell office:value-type="float" office:value="1384992" table:style-name="ce14">
            <text:p>1384992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松山區</text:p>
          </table:table-cell>
          <table:table-cell office:value-type="float" office:value="33" table:style-name="ce14">
            <text:p>33</text:p>
          </table:table-cell>
          <table:table-cell office:value-type="float" office:value="33" table:style-name="ce14">
            <text:p>33</text:p>
          </table:table-cell>
          <table:table-cell office:value-type="float" office:value="764" table:style-name="ce14">
            <text:p>764</text:p>
          </table:table-cell>
          <table:table-cell office:value-type="float" office:value="763" table:style-name="ce14">
            <text:p>763</text:p>
          </table:table-cell>
          <table:table-cell office:value-type="float" office:value="81358" table:style-name="ce14">
            <text:p>81358</text:p>
          </table:table-cell>
          <table:table-cell office:value-type="float" office:value="204193" table:style-name="ce14">
            <text:p>204193</text:p>
          </table:table-cell>
          <table:table-cell office:value-type="float" office:value="95492" table:style-name="ce14">
            <text:p>95492</text:p>
          </table:table-cell>
          <table:table-cell office:value-type="float" office:value="108701" table:style-name="ce14">
            <text:p>108701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信義區</text:p>
          </table:table-cell>
          <table:table-cell office:value-type="float" office:value="41" table:style-name="ce14">
            <text:p>41</text:p>
          </table:table-cell>
          <table:table-cell office:value-type="float" office:value="41" table:style-name="ce14">
            <text:p>41</text:p>
          </table:table-cell>
          <table:table-cell office:value-type="float" office:value="905" table:style-name="ce14">
            <text:p>905</text:p>
          </table:table-cell>
          <table:table-cell office:value-type="float" office:value="903" table:style-name="ce14">
            <text:p>903</text:p>
          </table:table-cell>
          <table:table-cell office:value-type="float" office:value="89419" table:style-name="ce14">
            <text:p>89419</text:p>
          </table:table-cell>
          <table:table-cell office:value-type="float" office:value="220021" table:style-name="ce14">
            <text:p>220021</text:p>
          </table:table-cell>
          <table:table-cell office:value-type="float" office:value="104608" table:style-name="ce14">
            <text:p>104608</text:p>
          </table:table-cell>
          <table:table-cell office:value-type="float" office:value="115413" table:style-name="ce14">
            <text:p>115413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大安區</text:p>
          </table:table-cell>
          <table:table-cell office:value-type="float" office:value="53" table:style-name="ce14">
            <text:p>53</text:p>
          </table:table-cell>
          <table:table-cell office:value-type="float" office:value="53" table:style-name="ce14">
            <text:p>53</text:p>
          </table:table-cell>
          <table:table-cell office:value-type="float" office:value="1026" table:style-name="ce14">
            <text:p>1026</text:p>
          </table:table-cell>
          <table:table-cell office:value-type="float" office:value="1022" table:style-name="ce14">
            <text:p>1022</text:p>
          </table:table-cell>
          <table:table-cell office:value-type="float" office:value="121652" table:style-name="ce14">
            <text:p>121652</text:p>
          </table:table-cell>
          <table:table-cell office:value-type="float" office:value="307631" table:style-name="ce14">
            <text:p>307631</text:p>
          </table:table-cell>
          <table:table-cell office:value-type="float" office:value="143126" table:style-name="ce14">
            <text:p>143126</text:p>
          </table:table-cell>
          <table:table-cell office:value-type="float" office:value="164505" table:style-name="ce14">
            <text:p>16450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中山區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871" table:style-name="ce14">
            <text:p>871</text:p>
          </table:table-cell>
          <table:table-cell office:value-type="float" office:value="869" table:style-name="ce14">
            <text:p>869</text:p>
          </table:table-cell>
          <table:table-cell office:value-type="float" office:value="100761" table:style-name="ce14">
            <text:p>100761</text:p>
          </table:table-cell>
          <table:table-cell office:value-type="float" office:value="227387" table:style-name="ce14">
            <text:p>227387</text:p>
          </table:table-cell>
          <table:table-cell office:value-type="float" office:value="105570" table:style-name="ce14">
            <text:p>105570</text:p>
          </table:table-cell>
          <table:table-cell office:value-type="float" office:value="121817" table:style-name="ce14">
            <text:p>121817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中正區</text:p>
          </table:table-cell>
          <table:table-cell office:value-type="float" office:value="31" table:style-name="ce14">
            <text:p>31</text:p>
          </table:table-cell>
          <table:table-cell office:value-type="float" office:value="31" table:style-name="ce14">
            <text:p>31</text:p>
          </table:table-cell>
          <table:table-cell office:value-type="float" office:value="583" table:style-name="ce14">
            <text:p>583</text:p>
          </table:table-cell>
          <table:table-cell office:value-type="float" office:value="583" table:style-name="ce14">
            <text:p>583</text:p>
          </table:table-cell>
          <table:table-cell office:value-type="float" office:value="65827" table:style-name="ce14">
            <text:p>65827</text:p>
          </table:table-cell>
          <table:table-cell office:value-type="float" office:value="158014" table:style-name="ce14">
            <text:p>158014</text:p>
          </table:table-cell>
          <table:table-cell office:value-type="float" office:value="75229" table:style-name="ce14">
            <text:p>75229</text:p>
          </table:table-cell>
          <table:table-cell office:value-type="float" office:value="82785" table:style-name="ce14">
            <text:p>8278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大同區</text:p>
          </table:table-cell>
          <table:table-cell office:value-type="float" office:value="25" table:style-name="ce14">
            <text:p>25</text:p>
          </table:table-cell>
          <table:table-cell office:value-type="float" office:value="25" table:style-name="ce14">
            <text:p>25</text:p>
          </table:table-cell>
          <table:table-cell office:value-type="float" office:value="522" table:style-name="ce14">
            <text:p>522</text:p>
          </table:table-cell>
          <table:table-cell office:value-type="float" office:value="520" table:style-name="ce14">
            <text:p>520</text:p>
          </table:table-cell>
          <table:table-cell office:value-type="float" office:value="51924" table:style-name="ce14">
            <text:p>51924</text:p>
          </table:table-cell>
          <table:table-cell office:value-type="float" office:value="126043" table:style-name="ce14">
            <text:p>126043</text:p>
          </table:table-cell>
          <table:table-cell office:value-type="float" office:value="61173" table:style-name="ce14">
            <text:p>61173</text:p>
          </table:table-cell>
          <table:table-cell office:value-type="float" office:value="64870" table:style-name="ce14">
            <text:p>6487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萬華區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725" table:style-name="ce14">
            <text:p>725</text:p>
          </table:table-cell>
          <table:table-cell office:value-type="float" office:value="725" table:style-name="ce14">
            <text:p>725</text:p>
          </table:table-cell>
          <table:table-cell office:value-type="float" office:value="79287" table:style-name="ce14">
            <text:p>79287</text:p>
          </table:table-cell>
          <table:table-cell office:value-type="float" office:value="187076" table:style-name="ce14">
            <text:p>187076</text:p>
          </table:table-cell>
          <table:table-cell office:value-type="float" office:value="91630" table:style-name="ce14">
            <text:p>91630</text:p>
          </table:table-cell>
          <table:table-cell office:value-type="float" office:value="95446" table:style-name="ce14">
            <text:p>95446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文山區</text:p>
          </table:table-cell>
          <table:table-cell office:value-type="float" office:value="43" table:style-name="ce14">
            <text:p>43</text:p>
          </table:table-cell>
          <table:table-cell office:value-type="float" office:value="43" table:style-name="ce14">
            <text:p>43</text:p>
          </table:table-cell>
          <table:table-cell office:value-type="float" office:value="1003" table:style-name="ce14">
            <text:p>1003</text:p>
          </table:table-cell>
          <table:table-cell office:value-type="float" office:value="1001" table:style-name="ce14">
            <text:p>1001</text:p>
          </table:table-cell>
          <table:table-cell office:value-type="float" office:value="107354" table:style-name="ce14">
            <text:p>107354</text:p>
          </table:table-cell>
          <table:table-cell office:value-type="float" office:value="271806" table:style-name="ce14">
            <text:p>271806</text:p>
          </table:table-cell>
          <table:table-cell office:value-type="float" office:value="130042" table:style-name="ce14">
            <text:p>130042</text:p>
          </table:table-cell>
          <table:table-cell office:value-type="float" office:value="141764" table:style-name="ce14">
            <text:p>141764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南港區</text:p>
          </table:table-cell>
          <table:table-cell office:value-type="float" office:value="20" table:style-name="ce14">
            <text:p>20</text:p>
          </table:table-cell>
          <table:table-cell office:value-type="float" office:value="20" table:style-name="ce14">
            <text:p>20</text:p>
          </table:table-cell>
          <table:table-cell office:value-type="float" office:value="454" table:style-name="ce14">
            <text:p>454</text:p>
          </table:table-cell>
          <table:table-cell office:value-type="float" office:value="452" table:style-name="ce14">
            <text:p>452</text:p>
          </table:table-cell>
          <table:table-cell office:value-type="float" office:value="47614" table:style-name="ce14">
            <text:p>47614</text:p>
          </table:table-cell>
          <table:table-cell office:value-type="float" office:value="120297" table:style-name="ce14">
            <text:p>120297</text:p>
          </table:table-cell>
          <table:table-cell office:value-type="float" office:value="58752" table:style-name="ce14">
            <text:p>58752</text:p>
          </table:table-cell>
          <table:table-cell office:value-type="float" office:value="61545" table:style-name="ce14">
            <text:p>6154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內湖區</text:p>
          </table:table-cell>
          <table:table-cell office:value-type="float" office:value="39" table:style-name="ce14">
            <text:p>39</text:p>
          </table:table-cell>
          <table:table-cell office:value-type="float" office:value="39" table:style-name="ce14">
            <text:p>39</text:p>
          </table:table-cell>
          <table:table-cell office:value-type="float" office:value="912" table:style-name="ce14">
            <text:p>912</text:p>
          </table:table-cell>
          <table:table-cell office:value-type="float" office:value="910" table:style-name="ce14">
            <text:p>910</text:p>
          </table:table-cell>
          <table:table-cell office:value-type="float" office:value="109590" table:style-name="ce14">
            <text:p>109590</text:p>
          </table:table-cell>
          <table:table-cell office:value-type="float" office:value="285795" table:style-name="ce14">
            <text:p>285795</text:p>
          </table:table-cell>
          <table:table-cell office:value-type="float" office:value="136210" table:style-name="ce14">
            <text:p>136210</text:p>
          </table:table-cell>
          <table:table-cell office:value-type="float" office:value="149585" table:style-name="ce14">
            <text:p>149585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士林區</text:p>
          </table:table-cell>
          <table:table-cell office:value-type="float" office:value="51" table:style-name="ce14">
            <text:p>51</text:p>
          </table:table-cell>
          <table:table-cell office:value-type="float" office:value="51" table:style-name="ce14">
            <text:p>51</text:p>
          </table:table-cell>
          <table:table-cell office:value-type="float" office:value="996" table:style-name="ce14">
            <text:p>996</text:p>
          </table:table-cell>
          <table:table-cell office:value-type="float" office:value="995" table:style-name="ce14">
            <text:p>995</text:p>
          </table:table-cell>
          <table:table-cell office:value-type="float" office:value="108112" table:style-name="ce14">
            <text:p>108112</text:p>
          </table:table-cell>
          <table:table-cell office:value-type="float" office:value="283459" table:style-name="ce14">
            <text:p>283459</text:p>
          </table:table-cell>
          <table:table-cell office:value-type="float" office:value="136569" table:style-name="ce14">
            <text:p>136569</text:p>
          </table:table-cell>
          <table:table-cell office:value-type="float" office:value="146890" table:style-name="ce14">
            <text:p>146890</text:p>
          </table:table-cell>
          <table:table-cell table:number-columns-repeated="16375"/>
        </table:table-row>
        <table:table-row table:style-name="ro1">
          <table:table-cell office:value-type="string" table:style-name="ce10">
            <text:p><text:s/>北投區</text:p>
          </table:table-cell>
          <table:table-cell office:value-type="float" office:value="42" table:style-name="ce14">
            <text:p>42</text:p>
          </table:table-cell>
          <table:table-cell office:value-type="float" office:value="42" table:style-name="ce14">
            <text:p>42</text:p>
          </table:table-cell>
          <table:table-cell office:value-type="float" office:value="823" table:style-name="ce14">
            <text:p>823</text:p>
          </table:table-cell>
          <table:table-cell office:value-type="float" office:value="821" table:style-name="ce14">
            <text:p>821</text:p>
          </table:table-cell>
          <table:table-cell office:value-type="float" office:value="97982" table:style-name="ce14">
            <text:p>97982</text:p>
          </table:table-cell>
          <table:table-cell office:value-type="float" office:value="253319" table:style-name="ce14">
            <text:p>253319</text:p>
          </table:table-cell>
          <table:table-cell office:value-type="float" office:value="121648" table:style-name="ce14">
            <text:p>121648</text:p>
          </table:table-cell>
          <table:table-cell office:value-type="float" office:value="131671" table:style-name="ce14">
            <text:p>131671</text:p>
          </table:table-cell>
          <table:table-cell table:number-columns-repeated="16375"/>
        </table:table-row>
        <table:table-row table:style-name="ro5">
          <table:table-cell office:value-type="string" table:number-columns-spanned="9" table:number-rows-spanned="1" table:style-name="ce13">
            <text:p>說明：里數、鄰數係根據戶籍登記資料里鄰門牌資料檔及戶籍登記資料分列（與行政區域編組之里數、鄰數無關）。</text:p>
          </table:table-cell>
          <table:covered-table-cell table:number-columns-repeated="8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貴因 楊</meta:initial-creator>
    <dc:creator>貴因 楊</dc:creator>
    <meta:creation-date>2019-02-18T03:32:59Z</meta:creation-date>
    <dc:date>2020-01-07T06:12:53Z</dc:date>
  </office:meta>
</office:document-meta>
</file>